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161in"/>
    </style:style>
    <style:style style:name="co2" style:family="table-column">
      <style:table-column-properties fo:break-before="auto" style:column-width="1.7516in"/>
    </style:style>
    <style:style style:name="co3" style:family="table-column">
      <style:table-column-properties fo:break-before="auto" style:column-width="1.6016in"/>
    </style:style>
    <style:style style:name="co4" style:family="table-column">
      <style:table-column-properties fo:break-before="auto" style:column-width="0.6146in"/>
    </style:style>
    <style:style style:name="co5" style:family="table-column">
      <style:table-column-properties fo:break-before="auto" style:column-width="1.1937in"/>
    </style:style>
    <style:style style:name="co6" style:family="table-column">
      <style:table-column-properties fo:break-before="auto" style:column-width="1.8154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0.8291in"/>
    </style:style>
    <style:style style:name="co9" style:family="table-column">
      <style:table-column-properties fo:break-before="auto" style:column-width="1.172in"/>
    </style:style>
    <style:style style:name="co10" style:family="table-column">
      <style:table-column-properties fo:break-before="auto" style:column-width="1.2575in"/>
    </style:style>
    <style:style style:name="co11" style:family="table-column">
      <style:table-column-properties fo:break-before="auto" style:column-width="2.1591in"/>
    </style:style>
    <style:style style:name="co12" style:family="table-column">
      <style:table-column-properties fo:break-before="auto" style:column-width="0.7646in"/>
    </style:style>
    <style:style style:name="co13" style:family="table-column">
      <style:table-column-properties fo:break-before="auto" style:column-width="1.022in"/>
    </style:style>
    <style:style style:name="co14" style:family="table-column">
      <style:table-column-properties fo:break-before="auto" style:column-width="0.7429in"/>
    </style:style>
    <style:style style:name="co15" style:family="table-column">
      <style:table-column-properties fo:break-before="auto" style:column-width="0.7in"/>
    </style:style>
    <style:style style:name="co16" style:family="table-column">
      <style:table-column-properties fo:break-before="auto" style:column-width="11.3819in"/>
    </style:style>
    <style:style style:name="co17" style:family="table-column">
      <style:table-column-properties fo:break-before="auto" style:column-width="9.0016in"/>
    </style:style>
    <style:style style:name="co18" style:family="table-column">
      <style:table-column-properties fo:break-before="auto" style:column-width="11.5965in"/>
    </style:style>
    <style:style style:name="co19" style:family="table-column">
      <style:table-column-properties fo:break-before="auto" style:column-width="8.0362in"/>
    </style:style>
    <style:style style:name="co20" style:family="table-column">
      <style:table-column-properties fo:break-before="auto" style:column-width="11.2752in"/>
    </style:style>
    <style:style style:name="co21" style:family="table-column">
      <style:table-column-properties fo:break-before="auto" style:column-width="4.6146in"/>
    </style:style>
    <style:style style:name="co22" style:family="table-column">
      <style:table-column-properties fo:break-before="auto" style:column-width="4.3146in"/>
    </style:style>
    <style:style style:name="co23" style:family="table-column">
      <style:table-column-properties fo:break-before="auto" style:column-width="3.0382in"/>
    </style:style>
    <style:style style:name="co24" style:family="table-column">
      <style:table-column-properties fo:break-before="auto" style:column-width="3.95in"/>
    </style:style>
    <style:style style:name="co25" style:family="table-column">
      <style:table-column-properties fo:break-before="auto" style:column-width="3.5638in"/>
    </style:style>
    <style:style style:name="co2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color="#262626" style:text-outline="false" style:text-line-through-style="none" style:text-line-through-type="none" style:font-name="ArialMT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3pt" style:language-asian="none" style:country-asian="none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99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eferred Shop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Radiospare</text:p>
          </table:table-cell>
          <table:table-cell table:style-name="ce1" office:value-type="string" calcext:value-type="string">
            <text:p>Taydaelectronics</text:p>
          </table:table-cell>
          <table:table-cell table:style-name="ce1" office:value-type="string" calcext:value-type="string">
            <text:p>Reichelt</text:p>
          </table:table-cell>
          <table:table-cell table:style-name="ce1" office:value-type="string" calcext:value-type="string">
            <text:p>Thonk</text:p>
          </table:table-cell>
          <table:table-cell table:style-name="ce1" office:value-type="string" calcext:value-type="string">
            <text:p>SmallBear</text:p>
          </table:table-cell>
          <table:table-cell table:style-name="ce1" office:value-type="string" calcext:value-type="string">
            <text:p>DasMusikDing</text:p>
          </table:table-cell>
          <table:table-cell table:style-name="ce1" office:value-type="string" calcext:value-type="string">
            <text:p>Mammoth</text:p>
          </table:table-cell>
          <table:table-cell table:style-name="ce1" office:value-type="string" calcext:value-type="string">
            <text:p>Micross</text:p>
          </table:table-cell>
          <table:table-cell table:style-name="ce1" office:value-type="string" calcext:value-type="string">
            <text:p>Mouser_url</text:p>
          </table:table-cell>
          <table:table-cell table:style-name="ce1" office:value-type="string" calcext:value-type="string">
            <text:p>Farnell_url</text:p>
          </table:table-cell>
          <table:table-cell table:style-name="ce1" office:value-type="string" calcext:value-type="string">
            <text:p>Radiospare_url</text:p>
          </table:table-cell>
          <table:table-cell table:style-name="ce1" office:value-type="string" calcext:value-type="string">
            <text:p>Taydaelectronics_url</text:p>
          </table:table-cell>
          <table:table-cell table:style-name="ce1" office:value-type="string" calcext:value-type="string">
            <text:p>Reichelt_url</text:p>
          </table:table-cell>
          <table:table-cell table:style-name="ce1" office:value-type="string" calcext:value-type="string">
            <text:p>Thonk_url</text:p>
          </table:table-cell>
          <table:table-cell table:style-name="ce1" office:value-type="string" calcext:value-type="string">
            <text:p>SmallBear_url</text:p>
          </table:table-cell>
          <table:table-cell table:style-name="ce1" office:value-type="string" calcext:value-type="string">
            <text:p>DasMusikDing_url</text:p>
          </table:table-cell>
          <table:table-cell table:style-name="ce1" office:value-type="string" calcext:value-type="string">
            <text:p>Mammoth_url</text:p>
          </table:table-cell>
          <table:table-cell table:style-name="ce1" office:value-type="string" calcext:value-type="string">
            <text:p>Micross_url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string" calcext:value-type="string">
            <text:p>DIL08</text:p>
          </table:table-cell>
          <table:table-cell office:value-type="string" calcext:value-type="string">
            <text:p>DIL Sock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571-1-2199298-2</text:p>
          </table:table-cell>
          <table:table-cell office:value-type="float" office:value="2445620" calcext:value-type="float">
            <text:p>2445620</text:p>
          </table:table-cell>
          <table:table-cell/>
          <table:table-cell office:value-type="string" calcext:value-type="string">
            <text:p>A-001</text:p>
          </table:table-cell>
          <table:table-cell office:value-type="string" calcext:value-type="string">
            <text:p>GS 8</text:p>
          </table:table-cell>
          <table:table-cell table:number-columns-repeated="2"/>
          <table:table-cell office:value-type="string" calcext:value-type="string">
            <text:p>icsockel8</text:p>
          </table:table-cell>
          <table:table-cell table:number-columns-repeated="2"/>
          <table:table-cell office:value-type="string" calcext:value-type="string">
            <text:p>http://www.mouser.com/ProductDetail/TE-Connectivity/1-2199298-2/?qs=%2fha2pyFadugJp%2f0oQpeWgcdKbmhfM%252bG5f2aD9jt0RGQdskDEwvmLNQ%3d%3d</text:p>
          </table:table-cell>
          <table:table-cell office:value-type="string" calcext:value-type="string">
            <text:p>http://fr.farnell.com/te-connectivity/1-2199298-2/support-ci-dil-7-62mm-8-voies/dp/2445620?ost=2445620&amp;categoryId=&amp;categoryName=</text:p>
          </table:table-cell>
          <table:table-cell/>
          <table:table-cell office:value-type="string" calcext:value-type="string">
            <text:p>http://www.taydaelectronics.com/8-pin-dip-ic-socket-adaptor-solder-type.html</text:p>
          </table:table-cell>
          <table:table-cell office:value-type="string" calcext:value-type="string">
            <text:p>https://www.reichelt.com/index.html?ACTION=3;&amp;ARTICLE=8230;SEARCH=GS%208</text:p>
          </table:table-cell>
          <table:table-cell table:number-columns-repeated="2"/>
          <table:table-cell office:value-type="string" calcext:value-type="string">
            <text:p>http://www.musikding.de/8-pin-socke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C19, IC21, IC23, IC24</text:p>
          </table:table-cell>
          <table:table-cell office:value-type="string" calcext:value-type="string">
            <text:p>TL1963ADCQR</text:p>
          </table:table-cell>
          <table:table-cell office:value-type="string" calcext:value-type="string">
            <text:p>Integrated Circu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TL1963ADCQR</text:p>
          </table:table-cell>
          <table:table-cell office:value-type="float" office:value="2323630" calcext:value-type="float">
            <text:p>2323630</text:p>
          </table:table-cell>
          <table:table-cell table:number-columns-repeated="8"/>
          <table:table-cell office:value-type="string" calcext:value-type="string">
            <text:p>http://www.mouser.com/ProductDetail/Texas-Instruments/TL1963ADCQR/?qs=%2fha2pyFadugxR0JhANVXBgL01vSGEFEwR7r2%252bta35Dba9aADW40HkQ%3d%3d</text:p>
          </table:table-cell>
          <table:table-cell office:value-type="string" calcext:value-type="string">
            <text:p>http://fr.farnell.com/texas-instruments/tl1963adcqr/regulateur-ldo-ajust-1-5a-sot/dp/2323630?ost=2323630&amp;categoryId=&amp;categoryName=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C3, IC7, IC11</text:p>
          </table:table-cell>
          <table:table-cell office:value-type="string" calcext:value-type="string">
            <text:p>CA3046M</text:p>
          </table:table-cell>
          <table:table-cell office:value-type="string" calcext:value-type="string">
            <text:p>Integrated Circu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926-LM3046M/NOPB</text:p>
          </table:table-cell>
          <table:table-cell office:value-type="float" office:value="2295757" calcext:value-type="float">
            <text:p>2295757</text:p>
          </table:table-cell>
          <table:table-cell office:value-type="float" office:value="460821" calcext:value-type="float">
            <text:p>460821</text:p>
          </table:table-cell>
          <table:table-cell table:number-columns-repeated="7"/>
          <table:table-cell office:value-type="string" calcext:value-type="string">
            <text:p>http://www.mouser.com/ProductDetail/Texas-Instruments/LM3046M-NOPB/?qs=sGAEpiMZZMshyDBzk1%2fWi8iYrqnHY054aI7vHDgHenQ%3d</text:p>
          </table:table-cell>
          <table:table-cell office:value-type="string" calcext:value-type="string">
            <text:p>http://fr.farnell.com/texas-instruments/lm3046m-nopb/reseau-transistor-npn-5-15v-soic/dp/2295757?ost=2295757&amp;categoryId=&amp;categoryName=</text:p>
          </table:table-cell>
          <table:table-cell office:value-type="string" calcext:value-type="string">
            <text:p>http://www.rs-particuliers.com/WebCatalog/Transistor_bipolaire__LM3046M_NOPB___NPN_15_V_0_05_A___Petit_signaux_SOIC__14_broches_Pent-460821.asp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C16, IC18, IC20, IC22</text:p>
          </table:table-cell>
          <table:table-cell office:value-type="string" calcext:value-type="string">
            <text:p>LM2991</text:p>
          </table:table-cell>
          <table:table-cell office:value-type="string" calcext:value-type="string">
            <text:p>Integrated Circu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26-LM2991SX/NOPB</text:p>
          </table:table-cell>
          <table:table-cell office:value-type="float" office:value="1564648" calcext:value-type="float">
            <text:p>1564648</text:p>
          </table:table-cell>
          <table:table-cell office:value-type="float" office:value="5338170" calcext:value-type="float">
            <text:p>5338170</text:p>
          </table:table-cell>
          <table:table-cell table:number-columns-repeated="7"/>
          <table:table-cell office:value-type="string" calcext:value-type="string">
            <text:p>http://www.mouser.com/ProductDetail/Texas-Instruments/LM2991SX-NOPB/?qs=sGAEpiMZZMsGz1a6aV8DcCERHZHPu4lvJmQZG079Szg%3d</text:p>
          </table:table-cell>
          <table:table-cell office:value-type="string" calcext:value-type="string">
            <text:p>http://fr.farnell.com/texas-instruments/lm2991s-nopb/ic-reg-ldo-3-24v-1a-to263/dp/1564648?ost=1564648&amp;categoryId=&amp;categoryName=</text:p>
          </table:table-cell>
          <table:table-cell office:value-type="string" calcext:value-type="string">
            <text:p>http://www.rs-particuliers.com/WebCatalog/Regulateur_a_faible_chute_de_tension__LM2991S_NOPB__Ajustable_1A___24__3_V_A_263__6_broches-5338170.asp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C17</text:p>
          </table:table-cell>
          <table:table-cell office:value-type="string" calcext:value-type="string">
            <text:p>TL1963A</text:p>
          </table:table-cell>
          <table:table-cell office:value-type="string" calcext:value-type="string">
            <text:p>Integrated Circ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TL1963AKTTR</text:p>
          </table:table-cell>
          <table:table-cell office:value-type="float" office:value="2112627" calcext:value-type="float">
            <text:p>2112627</text:p>
          </table:table-cell>
          <table:table-cell table:number-columns-repeated="2"/>
          <table:table-cell office:value-type="string" calcext:value-type="string">
            <text:p>LT 1963 AEQ</text:p>
          </table:table-cell>
          <table:table-cell table:number-columns-repeated="5"/>
          <table:table-cell office:value-type="string" calcext:value-type="string">
            <text:p>http://www.mouser.com/ProductDetail/Texas-Instruments/TL1963AKTTR/?qs=sGAEpiMZZMsGz1a6aV8DcCoLoXoY07WdEVaC2DNQb6U%3d</text:p>
          </table:table-cell>
          <table:table-cell office:value-type="string" calcext:value-type="string">
            <text:p>http://fr.farnell.com/texas-instruments/tl1963akttr/regul-ldo-1-5a-1-21v-to-20v-ajust/dp/2112627?ost=2112627&amp;categoryId=&amp;categoryName=</text:p>
          </table:table-cell>
          <table:table-cell table:number-columns-repeated="2"/>
          <table:table-cell office:value-type="string" calcext:value-type="string">
            <text:p>https://www.reichelt.com/LT-1963-AEQ/3/index.html?&amp;ACTION=3&amp;LA=446&amp;ARTICLE=81551&amp;artnr=LT+1963+AEQ&amp;SEARCH=LT+1963+AEQ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P15</text:p>
          </table:table-cell>
          <table:table-cell office:value-type="string" calcext:value-type="string">
            <text:p>Male Pin Header - 1x4</text:p>
          </table:table-cell>
          <table:table-cell office:value-type="string" calcext:value-type="string">
            <text:p>Pin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49-68001-404HLF</text:p>
          </table:table-cell>
          <table:table-cell table:number-columns-repeated="2"/>
          <table:table-cell office:value-type="string" calcext:value-type="string">
            <text:p>A-197</text:p>
          </table:table-cell>
          <table:table-cell office:value-type="string" calcext:value-type="string">
            <text:p>SL 1X40G 2,54</text:p>
          </table:table-cell>
          <table:table-cell table:number-columns-repeated="5"/>
          <table:table-cell office:value-type="string" calcext:value-type="string">
            <text:p>http://www.mouser.fr/ProductDetail/FCI/68001-404HLF/?qs=sGAEpiMZZMs%252bGHln7q6pm24n0txessAMwDbNWzmxqOc%3d</text:p>
          </table:table-cell>
          <table:table-cell table:number-columns-repeated="2"/>
          <table:table-cell office:value-type="string" calcext:value-type="string">
            <text:p>http://www.taydaelectronics.com/40-pin-2-54-mm-single-row-pin-header-strip.html</text:p>
          </table:table-cell>
          <table:table-cell office:value-type="string" calcext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P3, JP4, JP5, JP7, JP8, JP9, JP17</text:p>
          </table:table-cell>
          <table:table-cell office:value-type="string" calcext:value-type="string">
            <text:p>Male Pin Header - 1x6</text:p>
          </table:table-cell>
          <table:table-cell office:value-type="string" calcext:value-type="string">
            <text:p>Pin Hea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49-68001-406HLF</text:p>
          </table:table-cell>
          <table:table-cell table:number-columns-repeated="2"/>
          <table:table-cell office:value-type="string" calcext:value-type="string">
            <text:p>A-197</text:p>
          </table:table-cell>
          <table:table-cell office:value-type="string" calcext:value-type="string">
            <text:p>SL 1X40G 2,54</text:p>
          </table:table-cell>
          <table:table-cell table:number-columns-repeated="5"/>
          <table:table-cell office:value-type="string" calcext:value-type="string">
            <text:p>http://www.mouser.fr/ProductDetail/FCI/68001-406HLF/?qs=%2fha2pyFaduj2kX7F%2fjLYs9QFjtwvHCy%2fQe6y38O9W70gFkej3aXQeg%3d%3d</text:p>
          </table:table-cell>
          <table:table-cell table:number-columns-repeated="2"/>
          <table:table-cell office:value-type="string" calcext:value-type="string">
            <text:p>http://www.taydaelectronics.com/40-pin-2-54-mm-single-row-pin-header-strip.html</text:p>
          </table:table-cell>
          <table:table-cell office:value-type="string" calcext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P6</text:p>
          </table:table-cell>
          <table:table-cell office:value-type="string" calcext:value-type="string">
            <text:p>Male Pin Header - 1x8</text:p>
          </table:table-cell>
          <table:table-cell office:value-type="string" calcext:value-type="string">
            <text:p>Pin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49-68001-408HLF</text:p>
          </table:table-cell>
          <table:table-cell table:number-columns-repeated="2"/>
          <table:table-cell office:value-type="string" calcext:value-type="string">
            <text:p>A-197</text:p>
          </table:table-cell>
          <table:table-cell office:value-type="string" calcext:value-type="string">
            <text:p>SL 1X40G 2,54</text:p>
          </table:table-cell>
          <table:table-cell table:number-columns-repeated="5"/>
          <table:table-cell office:value-type="string" calcext:value-type="string">
            <text:p>http://www.mouser.fr/ProductDetail/FCI/68001-408HLF/?qs=%2fha2pyFaduj2kX7F%2fjLYs1cCvsTYgOEmIeYRIybhjitklZE3Y8WIuQ%3d%3d</text:p>
          </table:table-cell>
          <table:table-cell table:number-columns-repeated="2"/>
          <table:table-cell office:value-type="string" calcext:value-type="string">
            <text:p>http://www.taydaelectronics.com/40-pin-2-54-mm-single-row-pin-header-strip.html</text:p>
          </table:table-cell>
          <table:table-cell office:value-type="string" calcext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P14, JP16</text:p>
          </table:table-cell>
          <table:table-cell office:value-type="string" calcext:value-type="string">
            <text:p>Male Pin Header - 1x10</text:p>
          </table:table-cell>
          <table:table-cell office:value-type="string" calcext:value-type="string">
            <text:p>Pin Hea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49-68001-410HLF</text:p>
          </table:table-cell>
          <table:table-cell table:number-columns-repeated="2"/>
          <table:table-cell office:value-type="string" calcext:value-type="string">
            <text:p>A-197</text:p>
          </table:table-cell>
          <table:table-cell office:value-type="string" calcext:value-type="string">
            <text:p>SL 1X40G 2,54</text:p>
          </table:table-cell>
          <table:table-cell table:number-columns-repeated="5"/>
          <table:table-cell office:value-type="string" calcext:value-type="string">
            <text:p>http://www.mouser.fr/ProductDetail/FCI/68001-410HLF/?qs=sGAEpiMZZMs%252bGHln7q6pm2nKUjHUi6l6TV64zm1NXSg%3d</text:p>
          </table:table-cell>
          <table:table-cell table:number-columns-repeated="2"/>
          <table:table-cell office:value-type="string" calcext:value-type="string">
            <text:p>http://www.taydaelectronics.com/40-pin-2-54-mm-single-row-pin-header-strip.html</text:p>
          </table:table-cell>
          <table:table-cell office:value-type="string" calcext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Male Pin Header - 2x6</text:p>
          </table:table-cell>
          <table:table-cell office:value-type="string" calcext:value-type="string">
            <text:p>Pin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49-68602-406HLF</text:p>
          </table:table-cell>
          <table:table-cell table:number-columns-repeated="2"/>
          <table:table-cell office:value-type="string" calcext:value-type="string">
            <text:p>A-198</text:p>
          </table:table-cell>
          <table:table-cell office:value-type="string" calcext:value-type="string">
            <text:p>SL 2X40G 2,54</text:p>
          </table:table-cell>
          <table:table-cell table:number-columns-repeated="5"/>
          <table:table-cell office:value-type="string" calcext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 calcext:value-type="string">
            <text:p>http://www.taydaelectronics.com/connectors-sockets/pin-headers/2x40-pin-2-54-mm-double-row-pin-header-strip.html</text:p>
          </table:table-cell>
          <table:table-cell office:value-type="string" calcext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A, TC1B, TC2A, TC2B, TC3A, TC3B</text:p>
          </table:table-cell>
          <table:table-cell office:value-type="string" calcext:value-type="string">
            <text:p>1K-1%-3300ppm</text:p>
          </table:table-cell>
          <table:table-cell office:value-type="string" calcext:value-type="string">
            <text:p>Tempco 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nk</text:p>
          </table:table-cell>
          <table:table-cell table:number-columns-repeated="5"/>
          <table:table-cell office:value-type="string" calcext:value-type="string">
            <text:p>EComp_Tempco_Akaneohm_1K</text:p>
          </table:table-cell>
          <table:table-cell table:number-columns-repeated="9"/>
          <table:table-cell office:value-type="string" calcext:value-type="string">
            <text:p>https://www.thonk.co.uk/shop/tempco-resistor-anakeohm-1-3300ppm-x3/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2, D3, D7, D8, D11, D13, D1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512-1N4148</text:p>
          </table:table-cell>
          <table:table-cell office:value-type="float" office:value="9565124" calcext:value-type="float">
            <text:p>9565124</text:p>
          </table:table-cell>
          <table:table-cell/>
          <table:table-cell office:value-type="string" calcext:value-type="string">
            <text:p>A-157</text:p>
          </table:table-cell>
          <table:table-cell office:value-type="string" calcext:value-type="string">
            <text:p>1N 4148</text:p>
          </table:table-cell>
          <table:table-cell table:number-columns-repeated="2"/>
          <table:table-cell office:value-type="string" calcext:value-type="string">
            <text:p>1n4148</text:p>
          </table:table-cell>
          <table:table-cell table:number-columns-repeated="2"/>
          <table:table-cell office:value-type="string" calcext:value-type="string">
            <text:p>http://www.mouser.com/ProductDetail/Fairchild-Semiconductor/1N4148/?qs=sGAEpiMZZMudZehw8RjeZWbu6z6oTQTL</text:p>
          </table:table-cell>
          <table:table-cell office:value-type="string" calcext:value-type="string">
            <text:p>http://fr.farnell.com/multicomp/1n4148/diode-rapide-boitier-do-35/dp/9565124</text:p>
          </table:table-cell>
          <table:table-cell/>
          <table:table-cell office:value-type="string" calcext:value-type="string">
            <text:p>http://www.taydaelectronics.com/1n4148-switching-signal-diode.html</text:p>
          </table:table-cell>
          <table:table-cell office:value-type="string" calcext:value-type="string">
            <text:p>https://www.reichelt.com/index.html?ACTION=3;&amp;ARTICLE=1730;SEARCH=1N%204148</text:p>
          </table:table-cell>
          <table:table-cell table:number-columns-repeated="2"/>
          <table:table-cell office:value-type="string" calcext:value-type="string">
            <text:p>http://www.musikding.de/1N4148_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4, D5</text:p>
          </table:table-cell>
          <table:table-cell office:value-type="string" calcext:value-type="string">
            <text:p>1N458A</text:p>
          </table:table-cell>
          <table:table-cell office:value-type="string" calcext:value-type="string">
            <text:p>Di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12-1N458A</text:p>
          </table:table-cell>
          <table:table-cell/>
          <table:table-cell office:value-type="string" calcext:value-type="string">
            <text:p> 8050965</text:p>
          </table:table-cell>
          <table:table-cell table:number-columns-repeated="7"/>
          <table:table-cell office:value-type="string" calcext:value-type="string">
            <text:p>http://www.mouser.com/ProductDetail/Fairchild-Semiconductor/1N458A/?qs=sGAEpiMZZMtoHjESLttvkoBU6cp6%252bZs9d%2fio3Pqbj04%3d</text:p>
          </table:table-cell>
          <table:table-cell/>
          <table:table-cell office:value-type="string" calcext:value-type="string">
            <text:p>http://www.rs-particuliers.com/WebCatalog/Diode__1N458ATR__Traversant__2_broches__1_element__Simple-8050965.asp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269, R27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-4R7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4,7</text:p>
          </table:table-cell>
          <table:table-cell table:number-columns-repeated="5"/>
          <table:table-cell office:value-type="string" calcext:value-type="string">
            <text:p>http://www.mouser.com/ProductDetail/Yageo/CFR-25JR-52-4R7/?qs=%2fha2pyFaduicYmUoDqcqUy9JWj234Dwy%2fxXbnSRPih0kpgOyiM587jraI2hwLkDC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1-4W-4-7/3/index.html?&amp;ACTION=3&amp;LA=446&amp;ARTICLE=1424&amp;artnr=1%2F4W+4%2C7&amp;SEARCH=1%2F4W+4%2C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61, R128, R19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33R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33</text:p>
          </table:table-cell>
          <table:table-cell table:number-columns-repeated="5"/>
          <table:table-cell office:value-type="string" calcext:value-type="string">
            <text:p>http://www.mouser.fr/ProductDetail/Yageo/CFR-25JR-52-33R/?qs=%2fha2pyFaduicYmUoDqcqUwm0G82qfFwh%2fzvqBLBtQfO3oOyKtSdn4C5lH2lNtATe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1-4W-4-7/3/index.html?ACTION=3&amp;ARTICLE=1409;;SEARCH=1/4W%203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9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47R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47</text:p>
          </table:table-cell>
          <table:table-cell table:number-columns-repeated="5"/>
          <table:table-cell office:value-type="string" calcext:value-type="string">
            <text:p>http://www.mouser.fr/ProductDetail/Yageo/CFR-25JR-52-47R/?qs=%2fha2pyFaduicYmUoDqcqU4t%252bYqRyYyS2VMQWT320G8ojs5tVyQw7dPsteOPzL4%252bH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1-4W-4-7/3/index.html?ACTION=3&amp;ARTICLE=1431;;SEARCH=1/4W%20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6, R91, R15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-56R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56</text:p>
          </table:table-cell>
          <table:table-cell table:number-columns-repeated="5"/>
          <table:table-cell office:value-type="string" calcext:value-type="string">
            <text:p>http://www.mouser.fr/ProductDetail/Yageo/CFR-25JR-52-56R/?qs=%2fha2pyFaduicYmUoDqcqUy9JWj234Dwy7XkZinUXavdOw7kyUGKkcNPPNIRZh%2fNg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1-4W-4-7/3/index.html?ACTION=3&amp;ARTICLE=1445;;SEARCH=1/4W%20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60-MF1/4LCT52R620J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62</text:p>
          </table:table-cell>
          <table:table-cell table:number-columns-repeated="5"/>
          <table:table-cell office:value-type="string" calcext:value-type="string">
            <text:p>http://www.mouser.fr/ProductDetail/KOA-Speer/MF1-4LCT52R620J/?qs=%2fha2pyFadujx107AAlVRuuKHUCnTdE5ZqcnVdt6oXYQtJG7Bf7vDeg%3d%3d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1-4W-4-7/3/index.html?ACTION=3&amp;ARTICLE=1455;;SEARCH=1/4W%206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68.1-1%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MFR-25FBF52-68R1</text:p>
          </table:table-cell>
          <table:table-cell table:number-columns-repeated="3"/>
          <table:table-cell office:value-type="string" calcext:value-type="string">
            <text:p>METALL 68,1</text:p>
          </table:table-cell>
          <table:table-cell table:number-columns-repeated="5"/>
          <table:table-cell office:value-type="string" calcext:value-type="string">
            <text:p>http://www.mouser.fr/ProductDetail/Yageo/MFR-25FBF52-68R1/?qs=%2fha2pyFadui%252bnL3Q99GBfguh2CWHI%2fx2xZrZSC7zHvkPHNT94Hnx3D74Bfcd3kSP</text:p>
          </table:table-cell>
          <table:table-cell table:number-columns-repeated="3"/>
          <table:table-cell office:value-type="string" calcext:value-type="string">
            <text:p>https://www.reichelt.com/1-4W-4-7/3/index.html?ACTION=3&amp;ARTICLE=11940;;SEARCH=METALL%2068,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8, R70, R93, R137, R160, R199, R215, R224, R239, R248, R264, R265, R2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100R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100</text:p>
          </table:table-cell>
          <table:table-cell table:number-columns-repeated="5"/>
          <table:table-cell office:value-type="string" calcext:value-type="string">
            <text:p>http://www.mouser.fr/ProductDetail/Yageo/CFR-25JR-52-100R/?qs=%2fha2pyFaduicYmUoDqcqUxHlwhpK%2fFMWLcqo5XP6YKOHEgD%252bRXA06mYl4%252bXNtybC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1-4W-4-7/3/index.html?ACTION=3&amp;ARTICLE=1336;;SEARCH=1/4W%201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58, R260, R266, R33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-120R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120</text:p>
          </table:table-cell>
          <table:table-cell table:number-columns-repeated="5"/>
          <table:table-cell office:value-type="string" calcext:value-type="string">
            <text:p>http://www.mouser.fr/ProductDetail/Yageo/CFR-25JR-52-120R/?qs=%2fha2pyFaduicYmUoDqcqUy9JWj234DwyVouwgKtDK1QTwhIzeo%252brnMU0HIlmfaXO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1-4W-4-7/3/index.html?ACTION=3&amp;ARTICLE=1346;;SEARCH=1/4W%201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59, R299, R302, R304, R30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150R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150</text:p>
          </table:table-cell>
          <table:table-cell table:number-columns-repeated="5"/>
          <table:table-cell office:value-type="string" calcext:value-type="string">
            <text:p>http://www.mouser.fr/ProductDetail/Yageo/CFR-25JR-52-150R/?qs=%2fha2pyFaduicYmUoDqcqUxHlwhpK%2fFMWrhHRYUwreSXxfPcRAxvohSar9ZKn8bjo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1-4W-5-100-Ohm-910-Ohm/1-4W-150/3/index.html?&amp;ACTION=3&amp;LA=2&amp;ARTICLE=1354&amp;GROUPID=3064&amp;artnr=1%2F4W+15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9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60-CF1/4C181J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180</text:p>
          </table:table-cell>
          <table:table-cell table:number-columns-repeated="5"/>
          <table:table-cell office:value-type="string" calcext:value-type="string">
            <text:p>http://www.mouser.fr/ProductDetail/KOA-Speer/CF1-4C181J/?qs=sGAEpiMZZMu61qfTUdNhG0dPV%2f%2fen5K2%2fOIqFqQkVPg%3d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1-4W-4-7/3/index.html?ACTION=3&amp;ARTICLE=1362;;SEARCH=1/4W%201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3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-200R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200</text:p>
          </table:table-cell>
          <table:table-cell table:number-columns-repeated="5"/>
          <table:table-cell office:value-type="string" calcext:value-type="string">
            <text:p>http://www.mouser.fr/ProductDetail/Yageo/CFR-25JR-52-200R/?qs=%2fha2pyFaduicYmUoDqcqUy9JWj234DwyenwqWzR8biAW7tidHAoFXQk%252bgSRXFoua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1-4W-4-7/3/index.html?ACTION=3&amp;ARTICLE=40773;;SEARCH=1/4W%202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74, R141, R204, R237, R294, R33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B-52-220R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220</text:p>
          </table:table-cell>
          <table:table-cell table:number-columns-repeated="5"/>
          <table:table-cell office:value-type="string" calcext:value-type="string">
            <text:p>http://www.mouser.fr/ProductDetail/Yageo/CFR-25JB-52-220R/?qs=%2fha2pyFaduicYmUoDqcqU%2fBNOajwzMb1vhVVoaPVtH9on166F4Z1brnMRetBbZ%252bH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1-4W-4-7/3/index.html?ACTION=3&amp;ARTICLE=1382;;SEARCH=1/4W%202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179, R267, R268, R301, R311, R346, R354, R360, R36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330R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330</text:p>
          </table:table-cell>
          <table:table-cell table:number-columns-repeated="5"/>
          <table:table-cell office:value-type="string" calcext:value-type="string">
            <text:p>http://www.mouser.fr/ProductDetail/Yageo/CFR-25JR-52-330R/?qs=%2fha2pyFaduicYmUoDqcqUwm0G82qfFwhK0c0q053%2fy7PgLmku%2fFUWw%2fHDoYB7aCr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1-4W-4-7/3/index.html?ACTION=3&amp;ARTICLE=1410;;SEARCH=1/4W%2033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33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390R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390</text:p>
          </table:table-cell>
          <table:table-cell table:number-columns-repeated="5"/>
          <table:table-cell office:value-type="string" calcext:value-type="string">
            <text:p>http://www.mouser.fr/ProductDetail/Yageo/CFR-25JR-52-390R/?qs=%2fha2pyFaduicYmUoDqcqUwm0G82qfFwhC09BHECg6ORI8nx%2fFUL1NP36xVJsm24K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1-4W-4-7/3/index.html?ACTION=3&amp;ARTICLE=1418;;SEARCH=1/4W%203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46, R48, R49, R50, R111, R113, R115, R118, R186, R272, R310, R317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470R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470</text:p>
          </table:table-cell>
          <table:table-cell table:number-columns-repeated="5"/>
          <table:table-cell office:value-type="string" calcext:value-type="string">
            <text:p>http://www.mouser.com/ProductDetail/Yageo/CFR-25JR-52-470R/?qs=%2fha2pyFaduicYmUoDqcqU4t%252bYqRyYyS2Y9XidF2I14UTPSd2S3CbnCVBmLn6UhFJ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432;;SEARCH=1/4W%2047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7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-510R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510</text:p>
          </table:table-cell>
          <table:table-cell table:number-columns-repeated="5"/>
          <table:table-cell office:value-type="string" calcext:value-type="string">
            <text:p>http://www.mouser.com/ProductDetail/Yageo/CFR-25JR-52-510R/?qs=%2fha2pyFaduicYmUoDqcqUy9JWj234DwyuUfVfSkCI1g81cZ156ADB12gvacvAuPh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442;;SEARCH=1/4W%2051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16, R234, R240, R257, R35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Resis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60-MF1/4LCT52R561J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560</text:p>
          </table:table-cell>
          <table:table-cell table:number-columns-repeated="5"/>
          <table:table-cell office:value-type="string" calcext:value-type="string">
            <text:p>http://www.mouser.com/ProductDetail/KOA-Speer/MF1-4LCT52R561J/?qs=%2fha2pyFadujx107AAlVRupvKKpV6nS%252b3XYPnDp5QdBgbWV4%2fMsaBow%3d%3d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446;;SEARCH=1/4W%205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79, R280, R313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-680R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680</text:p>
          </table:table-cell>
          <table:table-cell table:number-columns-repeated="5"/>
          <table:table-cell office:value-type="string" calcext:value-type="string">
            <text:p>http://www.mouser.com/ProductDetail/Yageo/CFR-25JR-52-680R/?qs=%2fha2pyFaduicYmUoDqcqUy9JWj234DwyMGBjVf16WGeu8at75dAFmqtUtIlSUaVX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460;;SEARCH=1/4W%206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9, R94, R16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60-MF1/4LCT52R751J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750</text:p>
          </table:table-cell>
          <table:table-cell table:number-columns-repeated="5"/>
          <table:table-cell office:value-type="string" calcext:value-type="string">
            <text:p>http://www.mouser.com/ProductDetail/KOA-Speer/MF1-4LCT52R751J/?qs=%2fha2pyFadujx107AAlVRum5dYGE5xKcrxR4rr3JZ4Q1sBd%252bu3%2fpVuA%3d%3d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467;;SEARCH=1/4W%2075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73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291-820-RC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820</text:p>
          </table:table-cell>
          <table:table-cell table:number-columns-repeated="5"/>
          <table:table-cell office:value-type="string" calcext:value-type="string">
            <text:p>http://www.mouser.com/ProductDetail/Xicon/291-820-RC/?qs=sGAEpiMZZMu61qfTUdNhG3dwkzs8iXRm1AorNXmw5jc%3d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474;;SEARCH=1/4W%208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19, R84, R151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291-910-RC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910</text:p>
          </table:table-cell>
          <table:table-cell table:number-columns-repeated="5"/>
          <table:table-cell office:value-type="string" calcext:value-type="string">
            <text:p>http://www.mouser.com/ProductDetail/Xicon/291-910-RC/?qs=sGAEpiMZZMu61qfTUdNhG%252b0AOBcthSuGsESYIohrS6Q%3d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481;;SEARCH=1/4W%2091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13</text:p>
          </table:table-cell>
          <table:table-cell office:value-type="string" calcext:value-type="string">
            <text:p>1k-1%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MFR-25FRF521K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METALL 1,00K</text:p>
          </table:table-cell>
          <table:table-cell table:number-columns-repeated="5"/>
          <table:table-cell office:value-type="string" calcext:value-type="string">
            <text:p>http://www.mouser.com/ProductDetail/Yageo/MFR-25FRF52-1K/?qs=%2fha2pyFadui%252bnL3Q99GBfjDL8hETrfKanmE1FdtzA1dATGKIwSyj6A%3d%3d</text:p>
          </table:table-cell>
          <table:table-cell table:number-columns-repeated="2"/>
          <table:table-cell office:value-type="string" calcext:value-type="string">
            <text:p>http://www.taydaelectronics.com/resistors/1-4w-metal-film-resistors/test-group-2.html</text:p>
          </table:table-cell>
          <table:table-cell office:value-type="string" calcext:value-type="string">
            <text:p>https://www.reichelt.com/index.html?ACTION=3&amp;ARTICLE=11403;;SEARCH=METALL%201,00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31, R32, R65, R69, R75, R96, R97, R132, R136, R142, R163, R164, R196, R198, R206, R274, R281, R287, R288, R291, R300, R306, R342, R378, R38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B-1K0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1,0K</text:p>
          </table:table-cell>
          <table:table-cell table:number-columns-repeated="5"/>
          <table:table-cell office:value-type="string" calcext:value-type="string">
            <text:p>http://www.mouser.com/ProductDetail/Yageo/CFR-25JB-1K0/?qs=%2fha2pyFaduicYmUoDqcqUxHDs7PpJ44c3ngMod03zUl8UKfKvssUcw%3d%3d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315;;SEARCH=1/4W%201,0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13, R78, R145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1K2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1,2K</text:p>
          </table:table-cell>
          <table:table-cell table:number-columns-repeated="5"/>
          <table:table-cell office:value-type="string" calcext:value-type="string">
            <text:p>http://www.mouser.com/ProductDetail/Yageo/CFR-25JR-52-1K2/?qs=%2fha2pyFaduicYmUoDqcqUxHlwhpK%2fFMWK0VPe0vOrZ4u7dkY0DREI%2fiA6zbrR5RG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1-4W-5-1-0-k-Ohm-9-1-k-Ohm/1-4W-1-2K/3/index.html?&amp;ACTION=3&amp;LA=2&amp;ARTICLE=1321&amp;GROUPID=3065&amp;artnr=1%2F4W+1%2C2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347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-1K5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1,5K</text:p>
          </table:table-cell>
          <table:table-cell table:number-columns-repeated="5"/>
          <table:table-cell office:value-type="string" calcext:value-type="string">
            <text:p>http://www.mouser.com/ProductDetail/Yageo/CFR-25JR-52-1K5/?qs=%2fha2pyFaduicYmUoDqcqUy9JWj234DwyStKxiQ%252bydPMGqFTCb0r2sDQ2v3olWO29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327;;SEARCH=1/4W%201,5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95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1K8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1,8K</text:p>
          </table:table-cell>
          <table:table-cell table:number-columns-repeated="5"/>
          <table:table-cell office:value-type="string" calcext:value-type="string">
            <text:p>http://www.mouser.com/ProductDetail/Yageo/CFR-25JR-52-1K8/?qs=%2fha2pyFaduicYmUoDqcqUxHlwhpK%2fFMWE3D1p8KxeHx%252b9ismXCkfdrFdGyWqCMMe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333;;SEARCH=1/4W%201,8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73, R140, R203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2K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2,0K</text:p>
          </table:table-cell>
          <table:table-cell table:number-columns-repeated="5"/>
          <table:table-cell office:value-type="string" calcext:value-type="string">
            <text:p>http://www.mouser.fr/ProductDetail/Yageo/CFR-25JR-52-2K/?qs=sGAEpiMZZMu61qfTUdNhG%252bwDsXfgDKu2ZNDTZkxtQkc%3d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366;;SEARCH=1/4W%202,0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15, R80, R147, R180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2K2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2,2K</text:p>
          </table:table-cell>
          <table:table-cell table:number-columns-repeated="5"/>
          <table:table-cell office:value-type="string" calcext:value-type="string">
            <text:p>http://www.mouser.com/ProductDetail/Yageo/CFR-25JR-52-2K2/?qs=%2fha2pyFaduicYmUoDqcqU4%252bBAblF1UTkqOk45e7wqVM%2fIHDV%252bNa7WLD4Vg09pN5l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369;;SEARCH=1/4W%202,2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34, R47, R51, R52, R53, R99, R112, R116, R117, R166, R185, R372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Resist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2K7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2,7K</text:p>
          </table:table-cell>
          <table:table-cell table:number-columns-repeated="5"/>
          <table:table-cell office:value-type="string" calcext:value-type="string">
            <text:p>http://www.mouser.com/ProductDetail/Yageo/CFR-25JR-52-2K7/?qs=%2fha2pyFaduicYmUoDqcqU4%252bBAblF1UTkqqbmvZlF2sHEZeS4B98HfqCr1GsXqAdU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375;;SEARCH=1/4W%202,7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25, R249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-3K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3,0K</text:p>
          </table:table-cell>
          <table:table-cell table:number-columns-repeated="5"/>
          <table:table-cell office:value-type="string" calcext:value-type="string">
            <text:p>http://www.mouser.com/ProductDetail/Yageo/CFR-25JR-52-3K/?qs=sGAEpiMZZMu61qfTUdNhGw6ijoXp4aUqfcjY4dKndQo%3d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394;;SEARCH=1/4W%203,0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09, R214</text:p>
          </table:table-cell>
          <table:table-cell office:value-type="string" calcext:value-type="string">
            <text:p>3.01k-1%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MF1/4D52R3011F</text:p>
          </table:table-cell>
          <table:table-cell table:number-columns-repeated="3"/>
          <table:table-cell office:value-type="string" calcext:value-type="string">
            <text:p>METALL 3,01K</text:p>
          </table:table-cell>
          <table:table-cell table:number-columns-repeated="5"/>
          <table:table-cell office:value-type="string" calcext:value-type="string">
            <text:p>http://www.mouser.fr/ProductDetail/KOA-Speer/MF1-4DCT52R3011F/?qs=%2fha2pyFadujx107AAlVRuj7X%252b2dlRTXK%252bvud4AoRPOuD2THmLtyrJA%3d%3d</text:p>
          </table:table-cell>
          <table:table-cell table:number-columns-repeated="3"/>
          <table:table-cell office:value-type="string" calcext:value-type="string">
            <text:p>https://www.reichelt.com/index.html?ACTION=3&amp;ARTICLE=11688;;SEARCH=METALL%203,01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18, R236, R242, R277, R318, R329, R330, R369, R370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esis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3K3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3,3K</text:p>
          </table:table-cell>
          <table:table-cell table:number-columns-repeated="5"/>
          <table:table-cell office:value-type="string" calcext:value-type="string">
            <text:p>http://www.mouser.com/ProductDetail/Yageo/CFR-25JR-52-3K3/?qs=%2fha2pyFaduicYmUoDqcqUwm0G82qfFwhlw8krLkDSBRGcDmRjuUGyV8eO8t0fYHb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397;;SEARCH=1/4W%203,3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8, R45, R110, R177, R333, R350, R353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3K9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3,9K</text:p>
          </table:table-cell>
          <table:table-cell table:number-columns-repeated="5"/>
          <table:table-cell office:value-type="string" calcext:value-type="string">
            <text:p>http://www.mouser.com/ProductDetail/Yageo/CFR-25JR-52-3K9/?qs=%2fha2pyFaduicYmUoDqcqUwm0G82qfFwh5qBPBaRS8gv8x%2fW93uyq2WX0Qzvh9ZvG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403;;SEARCH=1/4W%203,9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36, R101, R168</text:p>
          </table:table-cell>
          <table:table-cell office:value-type="string" calcext:value-type="string">
            <text:p>4.3k</text:p>
          </table:table-cell>
          <table:table-cell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291-4.3K-RC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4,3K</text:p>
          </table:table-cell>
          <table:table-cell table:number-columns-repeated="5"/>
          <table:table-cell office:value-type="string" calcext:value-type="string">
            <text:p>http://www.mouser.com/ProductDetail/Xicon/291-43K-RC/?qs=sGAEpiMZZMu61qfTUdNhG9b%252bnPleCCQSIg%252bDbAZeoXc%3d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422;;SEARCH=1/4W%204,3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, R17, R37, R82, R102, R149, R169, R220, R223, R244, R24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4K7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4,7K</text:p>
          </table:table-cell>
          <table:table-cell table:number-columns-repeated="5"/>
          <table:table-cell office:value-type="string" calcext:value-type="string">
            <text:p>http://www.mouser.fr/ProductDetail/Yageo/CFR-25JR-52-4K7/?qs=%2fha2pyFaduicYmUoDqcqU4t%252bYqRyYyS2YC6lrcUZB0ijcrIxocZvBTJqbMcr3Xem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425;;SEARCH=1/4W%204,7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1, R356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5K1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5,1K</text:p>
          </table:table-cell>
          <table:table-cell table:number-columns-repeated="5"/>
          <table:table-cell office:value-type="string" calcext:value-type="string">
            <text:p>http://www.mouser.com/ProductDetail/Yageo/CFR-25JR-52-5K1/?qs=%2fha2pyFaduicYmUoDqcqUyKtROQYlFfVtE%252bmLSnt0k8wEEn19ta87OOab3u2KppH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436;;SEARCH=1/4W%205,1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11, R12, R76, R77, R143, R144, R230, R254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esist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5K6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5,6K</text:p>
          </table:table-cell>
          <table:table-cell table:number-columns-repeated="5"/>
          <table:table-cell office:value-type="string" calcext:value-type="string">
            <text:p>http://www.mouser.com/ProductDetail/Yageo/CFR-25JR-52-5K6/?qs=%2fha2pyFaduicYmUoDqcqUyKtROQYlFfVOAx0ot8OVpB9v1SlUz7UbLCMpzDJ9EY6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439;;SEARCH=1/4W%205,6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5, R22, R44, R87, R109, R154, R176, R335, R351</text:p>
          </table:table-cell>
          <table:table-cell office:value-type="string" calcext:value-type="string">
            <text:p>6.2k</text:p>
          </table:table-cell>
          <table:table-cell office:value-type="string" calcext:value-type="string">
            <text:p>Resis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291-6.2K-RC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6,2K</text:p>
          </table:table-cell>
          <table:table-cell table:number-columns-repeated="5"/>
          <table:table-cell office:value-type="string" calcext:value-type="string">
            <text:p>http://www.mouser.com/ProductDetail/Xicon/291-62K-RC/?qs=sGAEpiMZZMu61qfTUdNhGzmcydQ1pJoa04csb%2fqOSnY%3d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450;;SEARCH=1/4W%206,2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82, R362, R381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-6K8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6,8K</text:p>
          </table:table-cell>
          <table:table-cell table:number-columns-repeated="5"/>
          <table:table-cell office:value-type="string" calcext:value-type="string">
            <text:p>http://www.mouser.com/ProductDetail/Yageo/CFR-25JR-52-6K8/?qs=%2fha2pyFaduicYmUoDqcqUy9JWj234DwyByhzxDNBVuHCw7PFuMRiWCBCOV7V0L1V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453;;SEARCH=1/4W%206,8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182</text:p>
          </table:table-cell>
          <table:table-cell office:value-type="string" calcext:value-type="string">
            <text:p>7.5k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60-MF1/4LCT52R752J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7,5K</text:p>
          </table:table-cell>
          <table:table-cell table:number-columns-repeated="5"/>
          <table:table-cell office:value-type="string" calcext:value-type="string">
            <text:p>http://www.mouser.com/ProductDetail/KOA-Speer/MF1-4LCT52R752J/?qs=%2fha2pyFadujx107AAlVRum5dYGE5xKcrirSdTLY9ik07OkM3jO0ZyQ%3d%3d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ARTICLE=1464;;SEARCH=1/4W%207,5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41, R106, R173</text:p>
          </table:table-cell>
          <table:table-cell office:value-type="string" calcext:value-type="string">
            <text:p>8.2k</text:p>
          </table:table-cell>
          <table:table-cell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-8K2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8,2K</text:p>
          </table:table-cell>
          <table:table-cell table:number-columns-repeated="5"/>
          <table:table-cell office:value-type="string" calcext:value-type="string">
            <text:p>http://www.mouser.com/ProductDetail/Yageo/CFR-25JR-52-8K2/?qs=%2fha2pyFaduicYmUoDqcqUy9JWj234Dwy430MGmOlC7HivtzViYgX3teyHEqa%252b%2fjS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&amp;&amp;ARTICLE=1471;;SEARCH=1/4W%208,2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39, R104, R171</text:p>
          </table:table-cell>
          <table:table-cell office:value-type="string" calcext:value-type="string">
            <text:p>10k-1%</text:p>
          </table:table-cell>
          <table:table-cell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MFR-25FBF52-10K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METALL 10,0K</text:p>
          </table:table-cell>
          <table:table-cell table:number-columns-repeated="5"/>
          <table:table-cell office:value-type="string" calcext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 calcext:value-type="string">
            <text:p>https://www.reichelt.com/index.html?ACTION=3;&amp;ARTICLE=11449;SEARCH=METALL%2010,0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3, R4</text:p>
          </table:table-cell>
          <table:table-cell office:value-type="string" calcext:value-type="string">
            <text:p>10k-1%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MFR-25FBF52-10K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METALL 10,0K</text:p>
          </table:table-cell>
          <table:table-cell table:number-columns-repeated="5"/>
          <table:table-cell office:value-type="string" calcext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 calcext:value-type="string">
            <text:p>https://www.reichelt.com/index.html?ACTION=3;&amp;ARTICLE=11449;SEARCH=METALL%2010,0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4, R38, R89, R103, R122, R156, R170, R219, R222, R227, R228, R229, R232, R233, R235, R238, R243, R246, R251, R252, R253, R256, R292, R319, R321, R324, R334, R341, R345, R348, R38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10K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10K</text:p>
          </table:table-cell>
          <table:table-cell table:number-columns-repeated="5"/>
          <table:table-cell office:value-type="string" calcext:value-type="string">
            <text:p>http://www.mouser.com/ProductDetail/Yageo/CFR-25JR-52-10K/?qs=%2fha2pyFaduicYmUoDqcqUxHlwhpK%2fFMW%2fh%2fY49IPq%252bKY6sBCfYKIRydSx1CLpiFN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;&amp;ARTICLE=1338;SEARCH=1/4W%2010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18, R20, R25, R83, R85, R90, R150, R152, R157</text:p>
          </table:table-cell>
          <table:table-cell office:value-type="string" calcext:value-type="string">
            <text:p>10.7k-1%</text:p>
          </table:table-cell>
          <table:table-cell office:value-type="string" calcext:value-type="string">
            <text:p>Resis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MF1/4DCT52A1072F</text:p>
          </table:table-cell>
          <table:table-cell table:number-columns-repeated="3"/>
          <table:table-cell office:value-type="string" calcext:value-type="string">
            <text:p>METALL 10,7K</text:p>
          </table:table-cell>
          <table:table-cell table:number-columns-repeated="5"/>
          <table:table-cell office:value-type="string" calcext:value-type="string">
            <text:p>http://www.mouser.com/ProductDetail/KOA-Speer/MF1-4DCT52A1072F/?qs=%2fha2pyFadujx107AAlVRujufuzLnvGTzulSD7mOn6EbIozEdZXo%252bgEd31Q84mDyT</text:p>
          </table:table-cell>
          <table:table-cell table:number-columns-repeated="3"/>
          <table:table-cell office:value-type="string" calcext:value-type="string">
            <text:p>https://www.reichelt.com/index.html?ACTION=3;&amp;ARTICLE=11456;SEARCH=METALL%2010,7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68, R135, R205</text:p>
          </table:table-cell>
          <table:table-cell office:value-type="string" calcext:value-type="string">
            <text:p>11.8k-1%</text:p>
          </table:table-cell>
          <table:table-cell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MFR-25FBF52-11K8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METALL 11,8K</text:p>
          </table:table-cell>
          <table:table-cell table:number-columns-repeated="5"/>
          <table:table-cell office:value-type="string" calcext:value-type="string">
            <text:p>http://www.mouser.com/ProductDetail/Yageo/MFR-25FBF52-11K8/?qs=%2fha2pyFadui%252bnL3Q99GBfguh2CWHI%2fx2HdKWJy5eoaMl2EbGh7WtyTrnYdCAMy15</text:p>
          </table:table-cell>
          <table:table-cell table:number-columns-repeated="2"/>
          <table:table-cell office:value-type="string" calcext:value-type="string">
            <text:p>http://www.taydaelectronics.com/resistors/1-4w-metal-film-resistors/test-group-2.html</text:p>
          </table:table-cell>
          <table:table-cell office:value-type="string" calcext:value-type="string">
            <text:p>https://www.reichelt.com/index.html?ACTION=3;&amp;ARTICLE=11472;SEARCH=METALL%2011,8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33, R98, R165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60-MF1/4LCT52R123J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12K</text:p>
          </table:table-cell>
          <table:table-cell table:number-columns-repeated="5"/>
          <table:table-cell office:value-type="string" calcext:value-type="string">
            <text:p>http://www.mouser.com/ProductDetail/KOA-Speer/MF1-4LCT52R123J/?qs=%2fha2pyFadujx107AAlVRuvvAoeeuBDU%2fVvvwJF6jkiNmmlRBglWaoQ%3d%3d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;&amp;ARTICLE=1348;SEARCH=1/4W%2012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67, R134, R207</text:p>
          </table:table-cell>
          <table:table-cell office:value-type="string" calcext:value-type="string">
            <text:p>15k-1%</text:p>
          </table:table-cell>
          <table:table-cell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MFR-25FRF5215K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METALL 15,0K</text:p>
          </table:table-cell>
          <table:table-cell table:number-columns-repeated="5"/>
          <table:table-cell office:value-type="string" calcext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 calcext:value-type="string">
            <text:p>http://www.taydaelectronics.com/resistors/1-4w-metal-film-resistors/test-group-2.html</text:p>
          </table:table-cell>
          <table:table-cell office:value-type="string" calcext:value-type="string">
            <text:p>https://www.reichelt.com/index.html?ACTION=3;&amp;ARTICLE=11522;SEARCH=METALL%2015,0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71, R138, R200, R212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esis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15K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15K</text:p>
          </table:table-cell>
          <table:table-cell table:number-columns-repeated="5"/>
          <table:table-cell office:value-type="string" calcext:value-type="string">
            <text:p>http://www.mouser.com/ProductDetail/Yageo/CFR-25JR-52-15K/?qs=%2fha2pyFaduicYmUoDqcqUxHlwhpK%2fFMWsHA5QXJqcM8hw804gPM48gzzk%252bjEUEu8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;&amp;ARTICLE=1356;SEARCH=1/4W%2015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35, R100, R167, R210</text:p>
          </table:table-cell>
          <table:table-cell office:value-type="string" calcext:value-type="string">
            <text:p>15k-1%</text:p>
          </table:table-cell>
          <table:table-cell office:value-type="string" calcext:value-type="string">
            <text:p>Resis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MFR-25FRF5215K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METALL 15,0K</text:p>
          </table:table-cell>
          <table:table-cell table:number-columns-repeated="5"/>
          <table:table-cell office:value-type="string" calcext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 calcext:value-type="string">
            <text:p>http://www.taydaelectronics.com/resistors/1-4w-metal-film-resistors/test-group-2.html</text:p>
          </table:table-cell>
          <table:table-cell office:value-type="string" calcext:value-type="string">
            <text:p>https://www.reichelt.com/index.html?ACTION=3;&amp;ARTICLE=11522;SEARCH=METALL%2015,0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31, R255</text:p>
          </table:table-cell>
          <table:table-cell office:value-type="string" calcext:value-type="string">
            <text:p>16.9k-1%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MFR-25FBF52-16K9</text:p>
          </table:table-cell>
          <table:table-cell table:number-columns-repeated="3"/>
          <table:table-cell office:value-type="string" calcext:value-type="string">
            <text:p>METALL 16,9K</text:p>
          </table:table-cell>
          <table:table-cell table:number-columns-repeated="5"/>
          <table:table-cell office:value-type="string" calcext:value-type="string">
            <text:p>http://www.mouser.com/ProductDetail/Yageo/MFR-25FBF52-16K9/?qs=%2fha2pyFadui%252bnL3Q99GBfguh2CWHI%2fx2udlVmIGlVv7HU7FKLg9m%2f2Ypp6XT1HHx</text:p>
          </table:table-cell>
          <table:table-cell table:number-columns-repeated="3"/>
          <table:table-cell office:value-type="string" calcext:value-type="string">
            <text:p>https://www.reichelt.com/index.html?ACTION=3;&amp;ARTICLE=11540;SEARCH=METALL%2016,9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184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291-18K-RC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18K</text:p>
          </table:table-cell>
          <table:table-cell table:number-columns-repeated="5"/>
          <table:table-cell office:value-type="string" calcext:value-type="string">
            <text:p>http://www.mouser.com/ProductDetail/Xicon/291-18K-RC/?qs=sGAEpiMZZMu61qfTUdNhG31BUGhBcnAXns2ymlH15r0%3d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;&amp;ARTICLE=1364;SEARCH=1/4W%2018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17, R241, R285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291-27K-RC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27K</text:p>
          </table:table-cell>
          <table:table-cell table:number-columns-repeated="5"/>
          <table:table-cell office:value-type="string" calcext:value-type="string">
            <text:p>http://www.mouser.com/ProductDetail/Xicon/291-27K-RC/?qs=sGAEpiMZZMu61qfTUdNhG8JxbPmjYh7jxF5btGXxZyY%3d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;&amp;ARTICLE=1392;SEARCH=1/4W%2027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9, R10, R178, R221, R245, R276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-33K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33K</text:p>
          </table:table-cell>
          <table:table-cell table:number-columns-repeated="5"/>
          <table:table-cell office:value-type="string" calcext:value-type="string">
            <text:p>http://www.mouser.com/ProductDetail/Yageo/CFR-25JR-52-33K/?qs=%2fha2pyFaduicYmUoDqcqUy9JWj234DwyD8bPB3i%252bKnpAA%252btLd%2fUhsPQ%2f%2fam%252bwG7p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;&amp;ARTICLE=1412;SEARCH=1/4W%2033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14, R16, R79, R81, R146, R148</text:p>
          </table:table-cell>
          <table:table-cell office:value-type="string" calcext:value-type="string">
            <text:p>33.2k-1%</text:p>
          </table:table-cell>
          <table:table-cell office:value-type="string" calcext:value-type="string">
            <text:p>Resis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MFR-25FBF52-33K2</text:p>
          </table:table-cell>
          <table:table-cell table:number-columns-repeated="3"/>
          <table:table-cell office:value-type="string" calcext:value-type="string">
            <text:p>METALL 33,2K</text:p>
          </table:table-cell>
          <table:table-cell table:number-columns-repeated="5"/>
          <table:table-cell office:value-type="string" calcext:value-type="string">
            <text:p>http://www.mouser.com/ProductDetail/Yageo/MFR-25FBF52-33K2/?qs=%2fha2pyFadui%252bnL3Q99GBfguh2CWHI%2fx2fK6SiUSPic2skRXi%2fSPaC3jS7TbMpPMT</text:p>
          </table:table-cell>
          <table:table-cell table:number-columns-repeated="3"/>
          <table:table-cell office:value-type="string" calcext:value-type="string">
            <text:p>https://www.reichelt.com/index.html?ACTION=3;&amp;ARTICLE=11732;SEARCH=METALL%2033,2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58, R125, R190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291-39K-RC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39K</text:p>
          </table:table-cell>
          <table:table-cell table:number-columns-repeated="5"/>
          <table:table-cell office:value-type="string" calcext:value-type="string">
            <text:p>http://www.mouser.com/ProductDetail/Xicon/291-39K-RC/?qs=sGAEpiMZZMu61qfTUdNhG4i669J5nKO61ys%2fJU2BQew%3d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;&amp;ARTICLE=1420;SEARCH=1/4W%2039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1, R30, R86, R95, R153, R162, R337, R338, R340, R349</text:p>
          </table:table-cell>
          <table:table-cell office:value-type="string" calcext:value-type="string">
            <text:p>43k</text:p>
          </table:table-cell>
          <table:table-cell office:value-type="string" calcext:value-type="string">
            <text:p>Resis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291-43K-RC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43K</text:p>
          </table:table-cell>
          <table:table-cell table:number-columns-repeated="5"/>
          <table:table-cell office:value-type="string" calcext:value-type="string">
            <text:p>http://www.mouser.com/ProductDetail/Xicon/291-43K-RC/?qs=sGAEpiMZZMu61qfTUdNhGzJEQZpR5iQqbIyc5N%2fG0%252b4%3d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;&amp;ARTICLE=1430;SEARCH=1/4W%2043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55, R187, R303, R308, R365, R36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47K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47K</text:p>
          </table:table-cell>
          <table:table-cell table:number-columns-repeated="5"/>
          <table:table-cell office:value-type="string" calcext:value-type="string">
            <text:p>http://www.mouser.com/ProductDetail/Yageo/CFR-25JR-52-47K/?qs=%2fha2pyFaduicYmUoDqcqU4t%252bYqRyYyS2vKQgiPcZRBVG0jUPsy2ROJKl9vrzZ4c0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;&amp;ARTICLE=1434;SEARCH=1/4W%2047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11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291-51K-RC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51K</text:p>
          </table:table-cell>
          <table:table-cell table:number-columns-repeated="5"/>
          <table:table-cell office:value-type="string" calcext:value-type="string">
            <text:p>http://www.mouser.com/ProductDetail/Xicon/291-51K-RC/?qs=sGAEpiMZZMu61qfTUdNhGyVhe40MVWiv3h3icAO0QeM%3d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;&amp;ARTICLE=1444;SEARCH=1/4W%2051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63, R130, R195</text:p>
          </table:table-cell>
          <table:table-cell office:value-type="string" calcext:value-type="string">
            <text:p>51.1k-1%</text:p>
          </table:table-cell>
          <table:table-cell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MFR-25FBF52-51K1</text:p>
          </table:table-cell>
          <table:table-cell table:number-columns-repeated="3"/>
          <table:table-cell office:value-type="string" calcext:value-type="string">
            <text:p>METALL 51,1K</text:p>
          </table:table-cell>
          <table:table-cell table:number-columns-repeated="5"/>
          <table:table-cell office:value-type="string" calcext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 calcext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60, R127, R192</text:p>
          </table:table-cell>
          <table:table-cell office:value-type="string" calcext:value-type="string">
            <text:p>51.1k-1%</text:p>
          </table:table-cell>
          <table:table-cell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MFR-25FBF52-51K1</text:p>
          </table:table-cell>
          <table:table-cell table:number-columns-repeated="3"/>
          <table:table-cell office:value-type="string" calcext:value-type="string">
            <text:p>METALL 51,1K</text:p>
          </table:table-cell>
          <table:table-cell table:number-columns-repeated="5"/>
          <table:table-cell office:value-type="string" calcext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 calcext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08</text:p>
          </table:table-cell>
          <table:table-cell office:value-type="string" calcext:value-type="string">
            <text:p>51.1k-1%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MFR-25FBF52-51K1</text:p>
          </table:table-cell>
          <table:table-cell table:number-columns-repeated="3"/>
          <table:table-cell office:value-type="string" calcext:value-type="string">
            <text:p>METALL 51,1K</text:p>
          </table:table-cell>
          <table:table-cell table:number-columns-repeated="5"/>
          <table:table-cell office:value-type="string" calcext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 calcext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62, R129, R194</text:p>
          </table:table-cell>
          <table:table-cell office:value-type="string" calcext:value-type="string">
            <text:p>51.1k-1%</text:p>
          </table:table-cell>
          <table:table-cell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MFR-25FBF52-51K1</text:p>
          </table:table-cell>
          <table:table-cell table:number-columns-repeated="3"/>
          <table:table-cell office:value-type="string" calcext:value-type="string">
            <text:p>METALL 51,1K</text:p>
          </table:table-cell>
          <table:table-cell table:number-columns-repeated="5"/>
          <table:table-cell office:value-type="string" calcext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 calcext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181, R283, R298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-68K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68K</text:p>
          </table:table-cell>
          <table:table-cell table:number-columns-repeated="5"/>
          <table:table-cell office:value-type="string" calcext:value-type="string">
            <text:p>http://www.mouser.com/ProductDetail/Yageo/CFR-25JR-52-68K/?qs=%2fha2pyFaduicYmUoDqcqUy9JWj234DwyncEsiLir19E2lWYfqAF5ny781Gap0r9O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;&amp;ARTICLE=1462;SEARCH=1/4W%2068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314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60-CF1/4CT52R753J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75K</text:p>
          </table:table-cell>
          <table:table-cell table:number-columns-repeated="5"/>
          <table:table-cell office:value-type="string" calcext:value-type="string">
            <text:p>http://www.mouser.fr/ProductDetail/KOA-Speer/CF1-4CT52R753J/?qs=sGAEpiMZZMu61qfTUdNhG1dhquwH4o0Ft8FzHV%252b%252bfKI%3d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;&amp;ARTICLE=1469;SEARCH=1/4W%2075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121, R339</text:p>
          </table:table-cell>
          <table:table-cell office:value-type="string" calcext:value-type="string">
            <text:p>91k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291-91K-RC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91K</text:p>
          </table:table-cell>
          <table:table-cell table:number-columns-repeated="5"/>
          <table:table-cell office:value-type="string" calcext:value-type="string">
            <text:p>http://www.mouser.com/ProductDetail/Xicon/291-91K-RC/?qs=sGAEpiMZZMu61qfTUdNhG31BUGhBcnAXd7oFvSdIbHk%3d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;&amp;ARTICLE=1483;SEARCH=1/4W%2091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358, R359, R364</text:p>
          </table:table-cell>
          <table:table-cell office:value-type="string" calcext:value-type="string">
            <text:p>100k-1%</text:p>
          </table:table-cell>
          <table:table-cell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MFR-25FRF52100K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METALL 100K</text:p>
          </table:table-cell>
          <table:table-cell table:number-columns-repeated="5"/>
          <table:table-cell office:value-type="string" calcext:value-type="string">
            <text:p>http://www.mouser.fr/ProductDetail/Yageo/MFR-25FRF52-100K/?qs=sGAEpiMZZMu61qfTUdNhGztMfEiwFKKT2GZz8NG0EtE%3d</text:p>
          </table:table-cell>
          <table:table-cell table:number-columns-repeated="2"/>
          <table:table-cell office:value-type="string" calcext:value-type="string">
            <text:p>http://www.taydaelectronics.com/resistors/1-4w-metal-film-resistors/test-group-2.html</text:p>
          </table:table-cell>
          <table:table-cell office:value-type="string" calcext:value-type="string">
            <text:p>https://www.reichelt.com/index.html?ACTION=3;&amp;ARTICLE=11458;SEARCH=METALL%20100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7, R43, R92, R108, R159, R175, R293, R307, R316, R327, R344, R355, R363, R371, R38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100K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100K</text:p>
          </table:table-cell>
          <table:table-cell table:number-columns-repeated="5"/>
          <table:table-cell office:value-type="string" calcext:value-type="string">
            <text:p>http://www.mouser.com/ProductDetail/Yageo/CFR-25JR-52-100K/?qs=%2fha2pyFaduicYmUoDqcqUxHlwhpK%2fFMWz8z2TJL0s8Ffl6Zx3zR1Jai4GV539hl1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;&amp;ARTICLE=1337;SEARCH=1/4W%20100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40, R105, R172, R226, R250, R278, R290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esist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150K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150K</text:p>
          </table:table-cell>
          <table:table-cell table:number-columns-repeated="5"/>
          <table:table-cell office:value-type="string" calcext:value-type="string">
            <text:p>http://www.mouser.com/ProductDetail/Yageo/CFR-25JR-52-150K/?qs=%2fha2pyFaduicYmUoDqcqUxHlwhpK%2fFMWpqeg04dWxsLc508TAgjQbix%252bcg92ux2E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;&amp;ARTICLE=1355;SEARCH=1/4W%20150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72, R139, R202, R271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Resis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291-160K-RC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160K</text:p>
          </table:table-cell>
          <table:table-cell table:number-columns-repeated="5"/>
          <table:table-cell office:value-type="string" calcext:value-type="string">
            <text:p>http://www.mouser.com/ProductDetail/Xicon/291-160K-RC/?qs=sGAEpiMZZMu61qfTUdNhG4pnjATGDDlsQc2zVxEtf20%3d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;&amp;ARTICLE=1359;SEARCH=1/4W%20160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89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200K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200K</text:p>
          </table:table-cell>
          <table:table-cell table:number-columns-repeated="5"/>
          <table:table-cell office:value-type="string" calcext:value-type="string">
            <text:p>http://www.mouser.com/ProductDetail/Yageo/CFR-25JR-52-200K/?qs=%2fha2pyFaduicYmUoDqcqU4%252bBAblF1UTku%252bHCufKk6J%252bSJCuXZgTb25vVytPW9ksw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;&amp;ARTICLE=1379;SEARCH=1/4W%20200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120, R305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220K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220K</text:p>
          </table:table-cell>
          <table:table-cell table:number-columns-repeated="5"/>
          <table:table-cell office:value-type="string" calcext:value-type="string">
            <text:p>http://www.mouser.com/ProductDetail/Yageo/CFR-25JR-52-220K/?qs=%2fha2pyFaduicYmUoDqcqU4%252bBAblF1UTkiCQAcXa2r8th4c1bwyB6RXELomQYE7eM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;&amp;ARTICLE=1383;SEARCH=1/4W%20220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84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291-270K-RC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270K</text:p>
          </table:table-cell>
          <table:table-cell table:number-columns-repeated="5"/>
          <table:table-cell office:value-type="string" calcext:value-type="string">
            <text:p>http://www.mouser.com/ProductDetail/Xicon/291-270K-RC/?qs=sGAEpiMZZMu61qfTUdNhGzMsvEidmQ%252b0Wm%2fmhigW2Eg%3d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;&amp;ARTICLE=1391;SEARCH=1/4W%20270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57, R124, R189</text:p>
          </table:table-cell>
          <table:table-cell office:value-type="string" calcext:value-type="string">
            <text:p>332k-1%</text:p>
          </table:table-cell>
          <table:table-cell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MFR-25FBF52-332K</text:p>
          </table:table-cell>
          <table:table-cell table:number-columns-repeated="3"/>
          <table:table-cell office:value-type="string" calcext:value-type="string">
            <text:p>METALL 332K</text:p>
          </table:table-cell>
          <table:table-cell table:number-columns-repeated="5"/>
          <table:table-cell office:value-type="string" calcext:value-type="string">
            <text:p>http://www.mouser.com/ProductDetail/Yageo/MFR-25FBF52-332K/?qs=%2fha2pyFadui%252bnL3Q99GBfguh2CWHI%2fx2H%252bqbm6X7wp2sNa2bVYSxvmFC%252bAy9lAdo</text:p>
          </table:table-cell>
          <table:table-cell table:number-columns-repeated="3"/>
          <table:table-cell office:value-type="string" calcext:value-type="string">
            <text:p>https://www.reichelt.com/index.html?ACTION=3;&amp;ARTICLE=11736;SEARCH=METALL%20332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42, R107, R174, R183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Resis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291-390K-RC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390K</text:p>
          </table:table-cell>
          <table:table-cell table:number-columns-repeated="5"/>
          <table:table-cell office:value-type="string" calcext:value-type="string">
            <text:p>http://www.mouser.com/ProductDetail/Xicon/291-390K-RC/?qs=sGAEpiMZZMu61qfTUdNhG2ZPHRPE95IihUFtVbWn8u4%3d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;&amp;ARTICLE=1419;SEARCH=1/4W%20390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315, R385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470K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470K</text:p>
          </table:table-cell>
          <table:table-cell table:number-columns-repeated="5"/>
          <table:table-cell office:value-type="string" calcext:value-type="string">
            <text:p>http://www.mouser.com/ProductDetail/Yageo/CFR-25JR-52-470K/?qs=%2fha2pyFaduicYmUoDqcqU4t%252bYqRyYyS2AKty53pgzFHMu3JLwIC4wr2g%2fbKJ9OkO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;&amp;ARTICLE=1433;SEARCH=1/4W%20470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56, R59, R123, R126, R188, R191, R322, R323</text:p>
          </table:table-cell>
          <table:table-cell office:value-type="string" calcext:value-type="string">
            <text:p>560k</text:p>
          </table:table-cell>
          <table:table-cell office:value-type="string" calcext:value-type="string">
            <text:p>Resist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291-560K-RC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560K</text:p>
          </table:table-cell>
          <table:table-cell table:number-columns-repeated="5"/>
          <table:table-cell office:value-type="string" calcext:value-type="string">
            <text:p>http://www.mouser.com/ProductDetail/Xicon/291-560K-RC/?qs=sGAEpiMZZMu61qfTUdNhG4pnjATGDDlsVx500zulZXI%3d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;&amp;ARTICLE=1447;SEARCH=1/4W%20560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3, R88, R155</text:p>
          </table:table-cell>
          <table:table-cell office:value-type="string" calcext:value-type="string">
            <text:p>910k</text:p>
          </table:table-cell>
          <table:table-cell office:value-type="string" calcext:value-type="string">
            <text:p>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291-910K-RC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910K</text:p>
          </table:table-cell>
          <table:table-cell table:number-columns-repeated="5"/>
          <table:table-cell office:value-type="string" calcext:value-type="string">
            <text:p>http://www.mouser.com/ProductDetail/Xicon/291-910K-RC/?qs=sGAEpiMZZMu61qfTUdNhG3%252blqBWtW6at4yAtwKqhnfE%3d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;&amp;ARTICLE=1482;SEARCH=1/4W%20910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325, R326</text:p>
          </table:table-cell>
          <table:table-cell office:value-type="string" calcext:value-type="string">
            <text:p>2.2M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291-2.2M-RC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2,2M</text:p>
          </table:table-cell>
          <table:table-cell table:number-columns-repeated="5"/>
          <table:table-cell office:value-type="string" calcext:value-type="string">
            <text:p>http://www.mouser.fr/ProductDetail/Xicon/291-22M-RC/?qs=sGAEpiMZZMu61qfTUdNhG%2f4LCfMV2gNvw8pSL9cftpE%3d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;&amp;ARTICLE=1370;SEARCH=1/4W%202,2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320, R357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03-CFR-25JR-524M7</text:p>
          </table:table-cell>
          <table:table-cell table:number-columns-repeated="2"/>
          <table:table-cell office:value-type="string" calcext:value-type="string">
            <text:p>Complete List</text:p>
          </table:table-cell>
          <table:table-cell office:value-type="string" calcext:value-type="string">
            <text:p>1/4W 4,7M</text:p>
          </table:table-cell>
          <table:table-cell table:number-columns-repeated="5"/>
          <table:table-cell office:value-type="string" calcext:value-type="string">
            <text:p>http://www.mouser.com/ProductDetail/Yageo/CFR-25JR-52-4M7/?qs=%2fha2pyFaduicYmUoDqcqU4t%252bYqRyYyS23qMY6Z0X3mqasf5%2foFWf238Ri3zz7c3M</text:p>
          </table:table-cell>
          <table:table-cell table:number-columns-repeated="2"/>
          <table:table-cell office:value-type="string" calcext:value-type="string">
            <text:p>http://www.taydaelectronics.com/resistors/1-4w-carbon-film-resistors/test-group-2.html</text:p>
          </table:table-cell>
          <table:table-cell office:value-type="string" calcext:value-type="string">
            <text:p>https://www.reichelt.com/index.html?ACTION=3;&amp;ARTICLE=1426;SEARCH=1/4W%204,7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343</text:p>
          </table:table-cell>
          <table:table-cell office:value-type="string" calcext:value-type="string">
            <text:p>22M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291-22M-RC</text:p>
          </table:table-cell>
          <table:table-cell table:number-columns-repeated="9"/>
          <table:table-cell office:value-type="string" calcext:value-type="string">
            <text:p>http://www.mouser.com/ProductDetail/Xicon/291-22M-RC/?qs=sGAEpiMZZMu61qfTUdNhG31BUGhBcnAXlPwt2Lsm9Lg%3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1, D6, D9, D10, D12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io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512-1N4004</text:p>
          </table:table-cell>
          <table:table-cell office:value-type="float" office:value="2335181" calcext:value-type="float">
            <text:p>2335181</text:p>
          </table:table-cell>
          <table:table-cell/>
          <table:table-cell office:value-type="string" calcext:value-type="string">
            <text:p>A-156</text:p>
          </table:table-cell>
          <table:table-cell office:value-type="string" calcext:value-type="string">
            <text:p>1N 4004</text:p>
          </table:table-cell>
          <table:table-cell table:number-columns-repeated="2"/>
          <table:table-cell office:value-type="string" calcext:value-type="string">
            <text:p>1n4004</text:p>
          </table:table-cell>
          <table:table-cell table:number-columns-repeated="2"/>
          <table:table-cell office:value-type="string" calcext:value-type="string">
            <text:p>http://www.mouser.com/ProductDetail/Fairchild-Semiconductor/1N4004/?qs=%2fha2pyFadug7krNqeDo6XEzTDObKIXYiKvmCHXuMFNw%3d</text:p>
          </table:table-cell>
          <table:table-cell office:value-type="string" calcext:value-type="string">
            <text:p>http://fr.farnell.com/vishay-semiconductor/1n4004-e3-54/diode-standard-1a-400v-do-204al/dp/2335181</text:p>
          </table:table-cell>
          <table:table-cell/>
          <table:table-cell office:value-type="string" calcext:value-type="string">
            <text:p>http://www.taydaelectronics.com/1n4004-diode-1a-400v.html</text:p>
          </table:table-cell>
          <table:table-cell office:value-type="string" calcext:value-type="string">
            <text:p>https://www.reichelt.com/index.html?ACTION=3;&amp;ARTICLE=1726;SEARCH=1N%204004</text:p>
          </table:table-cell>
          <table:table-cell table:number-columns-repeated="2"/>
          <table:table-cell office:value-type="string" calcext:value-type="string">
            <text:p>http://www.musikding.de/1N4004_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15, D16</text:p>
          </table:table-cell>
          <table:table-cell office:value-type="string" calcext:value-type="string">
            <text:p>1N5819-B</text:p>
          </table:table-cell>
          <table:table-cell office:value-type="string" calcext:value-type="string">
            <text:p>Di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583-1N5819-B</text:p>
          </table:table-cell>
          <table:table-cell office:value-type="float" office:value="1336533" calcext:value-type="float">
            <text:p>1336533</text:p>
          </table:table-cell>
          <table:table-cell/>
          <table:table-cell office:value-type="string" calcext:value-type="string">
            <text:p>A-484</text:p>
          </table:table-cell>
          <table:table-cell office:value-type="string" calcext:value-type="string">
            <text:p>1N 5819</text:p>
          </table:table-cell>
          <table:table-cell table:number-columns-repeated="2"/>
          <table:table-cell office:value-type="float" office:value="891" calcext:value-type="float">
            <text:p>891</text:p>
          </table:table-cell>
          <table:table-cell table:number-columns-repeated="2"/>
          <table:table-cell office:value-type="string" calcext:value-type="string">
            <text:p>http://www.mouser.com/ProductDetail/Rectron/1N5819-B/?qs=%2fha2pyFaduh8n5q%2f6RNBE%2f9loyO7DVnum7JZ9jSCF%252bUDOOZNT92WGA%3d%3d</text:p>
          </table:table-cell>
          <table:table-cell office:value-type="string" calcext:value-type="string">
            <text:p>http://fr.farnell.com/vishay/1n5819-e3-54/diode-schottky-1a-40v/dp/1336533?ost=1336533&amp;categoryId=&amp;categoryName=</text:p>
          </table:table-cell>
          <table:table-cell/>
          <table:table-cell office:value-type="string" calcext:value-type="string">
            <text:p>http://www.taydaelectronics.com/1n5819-schottky-barrier-diode-1a-40v.html</text:p>
          </table:table-cell>
          <table:table-cell office:value-type="string" calcext:value-type="string">
            <text:p>https://www.reichelt.com/index.html?ACTION=3;&amp;ARTICLE=41850;SEARCH=1N%205819</text:p>
          </table:table-cell>
          <table:table-cell table:number-columns-repeated="2"/>
          <table:table-cell office:value-type="string" calcext:value-type="string">
            <text:p>http://www.musikding.de/1N5819_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C1, IC2, IC4, IC5, IC6, IC8, IC9, IC10, IC12, IC13, IC14</text:p>
          </table:table-cell>
          <table:table-cell office:value-type="string" calcext:value-type="string">
            <text:p>UA741P</text:p>
          </table:table-cell>
          <table:table-cell office:value-type="string" calcext:value-type="string">
            <text:p>Integrated Circui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595-UA741CPE4</text:p>
          </table:table-cell>
          <table:table-cell office:value-type="float" office:value="1564944" calcext:value-type="float">
            <text:p>1564944</text:p>
          </table:table-cell>
          <table:table-cell office:value-type="string" calcext:value-type="string">
            <text:p> 305311</text:p>
          </table:table-cell>
          <table:table-cell/>
          <table:table-cell office:value-type="string" calcext:value-type="string">
            <text:p>µA 741 DIP</text:p>
          </table:table-cell>
          <table:table-cell table:number-columns-repeated="2"/>
          <table:table-cell office:value-type="string" calcext:value-type="string">
            <text:p>uA741</text:p>
          </table:table-cell>
          <table:table-cell table:number-columns-repeated="2"/>
          <table:table-cell office:value-type="string" calcext:value-type="string">
            <text:p>http://www.mouser.com/ProductDetail/Texas-Instruments/UA741CPE4/?qs=%2fha2pyFaduijRpnjmQGZE%2f1KETreK4uTei4I%2fitALGYiwMVzwpO5UQ%3d%3d</text:p>
          </table:table-cell>
          <table:table-cell office:value-type="string" calcext:value-type="string">
            <text:p>http://fr.farnell.com/texas-instruments/ua741cp/ic-op-amp-single-33ma-05v-us/dp/1564944?ost=1564944&amp;categoryId=&amp;categoryName=</text:p>
          </table:table-cell>
          <table:table-cell office:value-type="string" calcext:value-type="string">
            <text:p>http://www.rs-particuliers.com/WebCatalog/Amplificateur_operationnel_UA741CP__1MHz_PDIP_8_broches-305311.aspx</text:p>
          </table:table-cell>
          <table:table-cell/>
          <table:table-cell office:value-type="string" calcext:value-type="string">
            <text:p>https://www.reichelt.com/index.html?ACTION=3;&amp;ARTICLE=23435;SEARCH=%C2%B5A%20741%20DIP</text:p>
          </table:table-cell>
          <table:table-cell table:number-columns-repeated="2"/>
          <table:table-cell office:value-type="string" calcext:value-type="string">
            <text:p>http://www.musikding.de/uA741CN_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C15</text:p>
          </table:table-cell>
          <table:table-cell office:value-type="string" calcext:value-type="string">
            <text:p>TL072P</text:p>
          </table:table-cell>
          <table:table-cell office:value-type="string" calcext:value-type="string">
            <text:p>Integrated Circ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595-TL072IP</text:p>
          </table:table-cell>
          <table:table-cell office:value-type="float" office:value="1106015" calcext:value-type="float">
            <text:p>1106015</text:p>
          </table:table-cell>
          <table:table-cell/>
          <table:table-cell office:value-type="string" calcext:value-type="string">
            <text:p>A-037</text:p>
          </table:table-cell>
          <table:table-cell office:value-type="string" calcext:value-type="string">
            <text:p>TL 072 DIP</text:p>
          </table:table-cell>
          <table:table-cell table:number-columns-repeated="2"/>
          <table:table-cell office:value-type="string" calcext:value-type="string">
            <text:p>TL072</text:p>
          </table:table-cell>
          <table:table-cell table:number-columns-repeated="2"/>
          <table:table-cell office:value-type="string" calcext:value-type="string">
            <text:p>http://www.mouser.com/ProductDetail/Texas-Instruments/TL072IP/?qs=sGAEpiMZZMtCHixnSjNA6J5DQWv82hgvnMA72xjDiRo%3d</text:p>
          </table:table-cell>
          <table:table-cell office:value-type="string" calcext:value-type="string">
            <text:p>http://fr.farnell.com/texas-instruments/tl072cp/ampli-op-double-jfet-dip8/dp/1106015?ost=1106015&amp;categoryId=&amp;categoryName=</text:p>
          </table:table-cell>
          <table:table-cell/>
          <table:table-cell office:value-type="string" calcext:value-type="string">
            <text:p>http://www.taydaelectronics.com/tl072-low-noise-j-fet-dual-op-amp-ic.html</text:p>
          </table:table-cell>
          <table:table-cell office:value-type="string" calcext:value-type="string">
            <text:p>https://www.reichelt.com/index.html?ACTION=3;&amp;ARTICLE=21556;SEARCH=TL%20072%20DIP</text:p>
          </table:table-cell>
          <table:table-cell table:number-columns-repeated="2"/>
          <table:table-cell office:value-type="string" calcext:value-type="string">
            <text:p>http://www.musikding.de/TL072_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5, C17, C29</text:p>
          </table:table-cell>
          <table:table-cell office:value-type="string" calcext:value-type="string">
            <text:p>0.01uF-2%-35V</text:p>
          </table:table-cell>
          <table:table-cell office:value-type="string" calcext:value-type="string">
            <text:p>Polystyrene Capaci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4-2222-418-41003</text:p>
          </table:table-cell>
          <table:table-cell table:number-columns-repeated="9"/>
          <table:table-cell office:value-type="string" calcext:value-type="string">
            <text:p>http://www.mouser.com/ProductDetail/Vishay/BFC241841003/?qs=%2fha2pyFadugFFWLu25QyYvNrV2Jk8iS%252bHml62RQvJ%2fIaOmmAfCZLpA%3d%3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4, C16, C28, C55</text:p>
          </table:table-cell>
          <table:table-cell office:value-type="string" calcext:value-type="string">
            <text:p>10pF-10%-50V</text:p>
          </table:table-cell>
          <table:table-cell office:value-type="string" calcext:value-type="string">
            <text:p>Ceramic Capaci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81-RDE5C2A100J0M1H3A</text:p>
          </table:table-cell>
          <table:table-cell table:number-columns-repeated="2"/>
          <table:table-cell office:value-type="string" calcext:value-type="string">
            <text:p>A-1341</text:p>
          </table:table-cell>
          <table:table-cell office:value-type="string" calcext:value-type="string">
            <text:p>KERKO-500 10P</text:p>
          </table:table-cell>
          <table:table-cell table:number-columns-repeated="5"/>
          <table:table-cell office:value-type="string" calcext:value-type="string">
            <text:p>http://www.mouser.fr/ProductDetail/Murata-Electronics/RDE5C2A100J0M1H03A/?qs=sGAEpiMZZMt3KoXD5rJ2N9MygfILGh5Wpr6yy0G%2fIzv%252bXFCsU%252b1lpA%3d%3d</text:p>
          </table:table-cell>
          <table:table-cell table:number-columns-repeated="2"/>
          <table:table-cell office:value-type="string" calcext:value-type="string">
            <text:p>http://www.taydaelectronics.com/10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47pF-10%-50V</text:p>
          </table:table-cell>
          <table:table-cell office:value-type="string" calcext:value-type="string">
            <text:p>Ceramic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81-RDE5C2A470J0M1H3A</text:p>
          </table:table-cell>
          <table:table-cell table:number-columns-repeated="2"/>
          <table:table-cell office:value-type="string" calcext:value-type="string">
            <text:p>A-1352</text:p>
          </table:table-cell>
          <table:table-cell office:value-type="string" calcext:value-type="string">
            <text:p>KERKO-500 47P</text:p>
          </table:table-cell>
          <table:table-cell table:number-columns-repeated="5"/>
          <table:table-cell office:value-type="string" calcext:value-type="string">
            <text:p>http://www.mouser.fr/ProductDetail/Murata-Electronics/RDE5C2A470J0M1H03A/?qs=sGAEpiMZZMt3KoXD5rJ2N9MygfILGh5WKmQaglV%2fHtEfGvX%252bmw7%2fCw%3d%3d</text:p>
          </table:table-cell>
          <table:table-cell table:number-columns-repeated="2"/>
          <table:table-cell office:value-type="string" calcext:value-type="string">
            <text:p>http://www.taydaelectronics.com/capacitors/monolithic-ceramic-capacitor/47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3, C13, C15, C25, C27, C37, C39, C42, C54, C61, C77, C83</text:p>
          </table:table-cell>
          <table:table-cell office:value-type="string" calcext:value-type="string">
            <text:p>100pF-10%-50V</text:p>
          </table:table-cell>
          <table:table-cell office:value-type="string" calcext:value-type="string">
            <text:p>Ceramic Capacit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81-RDE5C2A101J0M1H3A</text:p>
          </table:table-cell>
          <table:table-cell table:number-columns-repeated="2"/>
          <table:table-cell office:value-type="string" calcext:value-type="string">
            <text:p>A-1359</text:p>
          </table:table-cell>
          <table:table-cell office:value-type="string" calcext:value-type="string">
            <text:p>KERKO-500 100P</text:p>
          </table:table-cell>
          <table:table-cell table:number-columns-repeated="5"/>
          <table:table-cell office:value-type="string" calcext:value-type="string">
            <text:p>http://www.mouser.fr/ProductDetail/Murata-Electronics/RDE5C2A101J0M1H03A/?qs=sGAEpiMZZMt3KoXD5rJ2N9MygfILGh5W2oigdwjtRnmYHOLavwfMDQ%3d%3d</text:p>
          </table:table-cell>
          <table:table-cell table:number-columns-repeated="2"/>
          <table:table-cell office:value-type="string" calcext:value-type="string">
            <text:p>http://www.taydaelectronics.com/capacitors/monolithic-ceramic-capacitor/100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500pF-10%-50V</text:p>
          </table:table-cell>
          <table:table-cell office:value-type="string" calcext:value-type="string">
            <text:p>Ceramic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table:number-columns-repeated="3"/>
          <table:table-cell office:value-type="string" calcext:value-type="string">
            <text:p>A-1363</text:p>
          </table:table-cell>
          <table:table-cell office:value-type="string" calcext:value-type="string">
            <text:p>KERKO-500 470P</text:p>
          </table:table-cell>
          <table:table-cell table:number-columns-repeated="8"/>
          <table:table-cell office:value-type="string" calcext:value-type="string">
            <text:p>http://www.taydaelectronics.com/capacitors/monolithic-ceramic-capacitor/470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14, C26, C38, C40, C44, C45, C46, C87</text:p>
          </table:table-cell>
          <table:table-cell office:value-type="string" calcext:value-type="string">
            <text:p>0.01uF-10%-50V</text:p>
          </table:table-cell>
          <table:table-cell office:value-type="string" calcext:value-type="string">
            <text:p>Polyester Capacit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80-R82EC2100AA50K</text:p>
          </table:table-cell>
          <table:table-cell table:number-columns-repeated="2"/>
          <table:table-cell office:value-type="string" calcext:value-type="string">
            <text:p>A-559</text:p>
          </table:table-cell>
          <table:table-cell table:number-columns-repeated="6"/>
          <table:table-cell office:value-type="string" calcext:value-type="string">
            <text:p>http://www.mouser.com/ProductDetail/Kemet/R82EC2100AA50K/?qs=%2fha2pyFaduhT4yOtCERSWm88Z%252bQKKW7yAEeyZqx3DjQemlTOQaRa6Q%3d%3d</text:p>
          </table:table-cell>
          <table:table-cell table:number-columns-repeated="2"/>
          <table:table-cell office:value-type="string" calcext:value-type="string">
            <text:p>http://www.taydaelectronics.com/10nf-0-01uf-100v-5-polyester-film-box-type-capacitor.html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85</text:p>
          </table:table-cell>
          <table:table-cell office:value-type="string" calcext:value-type="string">
            <text:p>0.022uF-10%-50V </text:p>
          </table:table-cell>
          <table:table-cell office:value-type="string" calcext:value-type="string">
            <text:p>Polyester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80-R82EC2220DQ50J</text:p>
          </table:table-cell>
          <table:table-cell table:number-columns-repeated="2"/>
          <table:table-cell office:value-type="string" calcext:value-type="string">
            <text:p>A-560</text:p>
          </table:table-cell>
          <table:table-cell office:value-type="string" calcext:value-type="string">
            <text:p>MKS-2 22N</text:p>
          </table:table-cell>
          <table:table-cell table:number-columns-repeated="5"/>
          <table:table-cell office:value-type="string" calcext:value-type="string">
            <text:p>http://www.mouser.com/ProductDetail/Kemet/R82EC2220DQ50J/?qs=%2fha2pyFaduhT4yOtCERSWsZA3QLbemP5x7%2fUA0BSoFmX0u%252bR9KRqSw%3d%3d</text:p>
          </table:table-cell>
          <table:table-cell table:number-columns-repeated="2"/>
          <table:table-cell office:value-type="string" calcext:value-type="string">
            <text:p>http://www.taydaelectronics.com/22nf-0-022uf-63v-5-polyester-film-box-type-capacitor.html</text:p>
          </table:table-cell>
          <table:table-cell office:value-type="string" calcext:value-type="string">
            <text:p>https://www.reichelt.com/index.html?ACTION=3;&amp;ARTICLE=12338;SEARCH=MKS-2%2022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82</text:p>
          </table:table-cell>
          <table:table-cell office:value-type="string" calcext:value-type="string">
            <text:p>0.033uF-10%-50V </text:p>
          </table:table-cell>
          <table:table-cell office:value-type="string" calcext:value-type="string">
            <text:p>Polyester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80-R82EC2330AA50J</text:p>
          </table:table-cell>
          <table:table-cell table:number-columns-repeated="2"/>
          <table:table-cell office:value-type="string" calcext:value-type="string">
            <text:p>A-561</text:p>
          </table:table-cell>
          <table:table-cell office:value-type="string" calcext:value-type="string">
            <text:p>MKS-2 33N</text:p>
          </table:table-cell>
          <table:table-cell table:number-columns-repeated="5"/>
          <table:table-cell office:value-type="string" calcext:value-type="string">
            <text:p>http://www.mouser.com/ProductDetail/Kemet/R82EC2330AA50J/?qs=%2fha2pyFaduhT4yOtCERSWrUm7Ea8I8Aur4LUMY79Yv5Y3FRbaMwluA%3d%3d</text:p>
          </table:table-cell>
          <table:table-cell table:number-columns-repeated="2"/>
          <table:table-cell office:value-type="string" calcext:value-type="string">
            <text:p>http://www.taydaelectronics.com/33nf-0-033uf-100v-5-polyester-film-box-type-capacitor.html</text:p>
          </table:table-cell>
          <table:table-cell office:value-type="string" calcext:value-type="string">
            <text:p>https://www.reichelt.com/index.html?ACTION=3;&amp;ARTICLE=12341;SEARCH=MKS-2%2033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62, C65, C66, C67</text:p>
          </table:table-cell>
          <table:table-cell office:value-type="string" calcext:value-type="string">
            <text:p>0.068uF-10%-50V</text:p>
          </table:table-cell>
          <table:table-cell office:value-type="string" calcext:value-type="string">
            <text:p>Polyester Capaci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80-R82EC2680AA60J</text:p>
          </table:table-cell>
          <table:table-cell table:number-columns-repeated="2"/>
          <table:table-cell office:value-type="string" calcext:value-type="string">
            <text:p>A-707</text:p>
          </table:table-cell>
          <table:table-cell office:value-type="string" calcext:value-type="string">
            <text:p>MKS-2 68N</text:p>
          </table:table-cell>
          <table:table-cell table:number-columns-repeated="5"/>
          <table:table-cell office:value-type="string" calcext:value-type="string">
            <text:p>http://www.mouser.com/ProductDetail/Kemet/R82EC2680AA60J/?qs=%2fha2pyFaduhT4yOtCERSWlJxWRp61wTSRs2DemA%252bdJM72vDv16P0GQ%3d%3d</text:p>
          </table:table-cell>
          <table:table-cell table:number-columns-repeated="2"/>
          <table:table-cell office:value-type="string" calcext:value-type="string">
            <text:p>http://www.taydaelectronics.com/68nf-0-068uf-100v-5-polyester-film-box-type-capacitor.html</text:p>
          </table:table-cell>
          <table:table-cell office:value-type="string" calcext:value-type="string">
            <text:p>https://www.reichelt.com/index.html?ACTION=3;&amp;ARTICLE=12346;SEARCH=MKS-2%2068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56, C80</text:p>
          </table:table-cell>
          <table:table-cell office:value-type="string" calcext:value-type="string">
            <text:p>0.1uF-10%-50V <text:s/></text:p>
          </table:table-cell>
          <table:table-cell office:value-type="string" calcext:value-type="string">
            <text:p>Polyester Capaci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80-R82DC3100DQ50J</text:p>
          </table:table-cell>
          <table:table-cell table:number-columns-repeated="2"/>
          <table:table-cell office:value-type="string" calcext:value-type="string">
            <text:p>A-564</text:p>
          </table:table-cell>
          <table:table-cell office:value-type="string" calcext:value-type="string">
            <text:p>MKS-2-5 100N</text:p>
          </table:table-cell>
          <table:table-cell table:number-columns-repeated="5"/>
          <table:table-cell office:value-type="string" calcext:value-type="string">
            <text:p>http://www.mouser.com/ProductDetail/Kemet/R82DC3100DQ50J/?qs=%2fha2pyFaduj8b%252bNUTxyGtZdDnFNqYsWrT8utiGtiIbxSbcGBuU6a0A%3d%3d</text:p>
          </table:table-cell>
          <table:table-cell table:number-columns-repeated="2"/>
          <table:table-cell office:value-type="string" calcext:value-type="string">
            <text:p>http://www.taydaelectronics.com/0-1uf-100v-5-polyester-film-box-type-capacitor.html</text:p>
          </table:table-cell>
          <table:table-cell office:value-type="string" calcext:value-type="string">
            <text:p>https://www.reichelt.com/index.html?ACTION=3;&amp;ARTICLE=12349;SEARCH=MKS-2-5%20100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2, C6, C18, C30, C75</text:p>
          </table:table-cell>
          <table:table-cell office:value-type="string" calcext:value-type="string">
            <text:p>0.12uF-10%-50V</text:p>
          </table:table-cell>
          <table:table-cell office:value-type="string" calcext:value-type="string">
            <text:p>Polyester Capaci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MMK5124J63J01L4</text:p>
          </table:table-cell>
          <table:table-cell table:number-columns-repeated="9"/>
          <table:table-cell office:value-type="string" calcext:value-type="string">
            <text:p>http://www.mouser.com/ProductDetail/Kemet/MMK5124J63J01L4BULK/?qs=%2fha2pyFadugBk%2forQxNKlbGbzKG5f6z3nhwsCicfFVszKm9MLyJR%2fK5rLMFZ4KX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79, C81, C84</text:p>
          </table:table-cell>
          <table:table-cell office:value-type="string" calcext:value-type="string">
            <text:p>0.15uF-10%-50V <text:s/></text:p>
          </table:table-cell>
          <table:table-cell office:value-type="string" calcext:value-type="string">
            <text:p>Polyester Capaci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MMK5154J63J01L4</text:p>
          </table:table-cell>
          <table:table-cell table:number-columns-repeated="3"/>
          <table:table-cell office:value-type="string" calcext:value-type="string">
            <text:p>MKS-2 150N</text:p>
          </table:table-cell>
          <table:table-cell table:number-columns-repeated="5"/>
          <table:table-cell office:value-type="string" calcext:value-type="string">
            <text:p>http://www.mouser.com/ProductDetail/Kemet/MMK5154J63J01L4BULK/?qs=%2fha2pyFadugBk%2forQxNKlRusiS30z5UsWOQrejdwlezAFwv%2fLsAkFaiXg33jva5H</text:p>
          </table:table-cell>
          <table:table-cell table:number-columns-repeated="3"/>
          <table:table-cell office:value-type="string" calcext:value-type="string">
            <text:p>https://www.reichelt.com/index.html?ACTION=3;&amp;ARTICLE=12334;SEARCH=MKS-2%20150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63, C64</text:p>
          </table:table-cell>
          <table:table-cell office:value-type="string" calcext:value-type="string">
            <text:p>0.22uF-10%-50V</text:p>
          </table:table-cell>
          <table:table-cell office:value-type="string" calcext:value-type="string">
            <text:p>Polyester Capaci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80-R82DC3220DQ60J</text:p>
          </table:table-cell>
          <table:table-cell table:number-columns-repeated="2"/>
          <table:table-cell office:value-type="string" calcext:value-type="string">
            <text:p>A-565</text:p>
          </table:table-cell>
          <table:table-cell office:value-type="string" calcext:value-type="string">
            <text:p>MKS-2 220N</text:p>
          </table:table-cell>
          <table:table-cell table:number-columns-repeated="5"/>
          <table:table-cell office:value-type="string" calcext:value-type="string">
            <text:p>http://www.mouser.com/ProductDetail/Kemet/R82DC3220DQ60J/?qs=sGAEpiMZZMv1cc3ydrPrF512ADDNLQZJ0oFDlsGZwnM%3d</text:p>
          </table:table-cell>
          <table:table-cell table:number-columns-repeated="2"/>
          <table:table-cell office:value-type="string" calcext:value-type="string">
            <text:p>http://www.taydaelectronics.com/0-22uf-100v-5-polyester-film-box-type-capacitor.html</text:p>
          </table:table-cell>
          <table:table-cell office:value-type="string" calcext:value-type="string">
            <text:p>https://www.reichelt.com/index.html?ACTION=3;&amp;ARTICLE=12337;SEARCH=MKS-2%20220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51, C86</text:p>
          </table:table-cell>
          <table:table-cell office:value-type="string" calcext:value-type="string">
            <text:p>0.33uF-10%-50V</text:p>
          </table:table-cell>
          <table:table-cell office:value-type="string" calcext:value-type="string">
            <text:p>Polyester Capaci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80-R82DC3330AA60J</text:p>
          </table:table-cell>
          <table:table-cell table:number-columns-repeated="2"/>
          <table:table-cell office:value-type="string" calcext:value-type="string">
            <text:p>A-566</text:p>
          </table:table-cell>
          <table:table-cell office:value-type="string" calcext:value-type="string">
            <text:p>MKS-2-5 330N</text:p>
          </table:table-cell>
          <table:table-cell table:number-columns-repeated="5"/>
          <table:table-cell office:value-type="string" calcext:value-type="string">
            <text:p>http://www.mouser.com/ProductDetail/Kemet/R82DC3330AA60J/?qs=%2fha2pyFaduj8b%252bNUTxyGtUiaPMb9vhwR8p8mk4wAVx0WUXJ8Rj%252boHg%3d%3d</text:p>
          </table:table-cell>
          <table:table-cell table:number-columns-repeated="2"/>
          <table:table-cell office:value-type="string" calcext:value-type="string">
            <text:p>http://www.taydaelectronics.com/0-33uf-100v-5-polyester-film-box-type-capacitor.html</text:p>
          </table:table-cell>
          <table:table-cell office:value-type="string" calcext:value-type="string">
            <text:p>https://www.reichelt.com/Wima-Capacitors-MKS-2/MKS-2-5-330N/3/index.html?&amp;ACTION=3&amp;LA=2&amp;ARTICLE=12355&amp;GROUPID=3153&amp;artnr=MKS-2-5+330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P10</text:p>
          </table:table-cell>
          <table:table-cell office:value-type="string" calcext:value-type="string">
            <text:p>Male Pin Header - 1x2</text:p>
          </table:table-cell>
          <table:table-cell office:value-type="string" calcext:value-type="string">
            <text:p>Pin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49-68001-402HLF</text:p>
          </table:table-cell>
          <table:table-cell table:number-columns-repeated="2"/>
          <table:table-cell office:value-type="string" calcext:value-type="string">
            <text:p>A-197</text:p>
          </table:table-cell>
          <table:table-cell office:value-type="string" calcext:value-type="string">
            <text:p>SL 1X40G 2,54</text:p>
          </table:table-cell>
          <table:table-cell table:number-columns-repeated="5"/>
          <table:table-cell office:value-type="string" calcext:value-type="string">
            <text:p>http://www.mouser.com/ProductDetail/FCI/68001-402HLF/?qs=sGAEpiMZZMs%252bGHln7q6pm24n0txessAMsVeW4psgO%2f4%3d</text:p>
          </table:table-cell>
          <table:table-cell table:number-columns-repeated="2"/>
          <table:table-cell office:value-type="string" calcext:value-type="string">
            <text:p>http://www.taydaelectronics.com/40-pin-2-54-mm-single-row-pin-header-strip.html</text:p>
          </table:table-cell>
          <table:table-cell office:value-type="string" calcext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P18</text:p>
          </table:table-cell>
          <table:table-cell office:value-type="string" calcext:value-type="string">
            <text:p>Pin Header - 2x5</text:p>
          </table:table-cell>
          <table:table-cell office:value-type="string" calcext:value-type="string">
            <text:p>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49-68602-406HLF</text:p>
          </table:table-cell>
          <table:table-cell table:number-columns-repeated="2"/>
          <table:table-cell office:value-type="string" calcext:value-type="string">
            <text:p>A-198</text:p>
          </table:table-cell>
          <table:table-cell office:value-type="string" calcext:value-type="string">
            <text:p>SL 2X40G 2,54</text:p>
          </table:table-cell>
          <table:table-cell table:number-columns-repeated="5"/>
          <table:table-cell office:value-type="string" calcext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 calcext:value-type="string">
            <text:p>http://www.taydaelectronics.com/connectors-sockets/pin-headers/2x40-pin-2-54-mm-double-row-pin-header-strip.html</text:p>
          </table:table-cell>
          <table:table-cell office:value-type="string" calcext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32, C72, C73, C76, C78</text:p>
          </table:table-cell>
          <table:table-cell office:value-type="string" calcext:value-type="string">
            <text:p>2.2uf-10%-50V</text:p>
          </table:table-cell>
          <table:table-cell office:value-type="string" calcext:value-type="string">
            <text:p>Electrolytic Capaci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67-ECA-1HM2R2I</text:p>
          </table:table-cell>
          <table:table-cell table:number-columns-repeated="2"/>
          <table:table-cell office:value-type="string" calcext:value-type="string">
            <text:p>A-4532</text:p>
          </table:table-cell>
          <table:table-cell office:value-type="string" calcext:value-type="string">
            <text:p>RAD 105 2,2/100</text:p>
          </table:table-cell>
          <table:table-cell table:number-columns-repeated="5"/>
          <table:table-cell office:value-type="string" calcext:value-type="string">
            <text:p>http://www.mouser.com/ProductDetail/Panasonic/ECA-1HM2R2I/?qs=%2fha2pyFadugQN%252bRSjbzBlqmz7w1xrZOZ%252b3q%2ftGlNoEW%2fjJ9SeojaSg%3d%3d</text:p>
          </table:table-cell>
          <table:table-cell table:number-columns-repeated="2"/>
          <table:table-cell office:value-type="string" calcext:value-type="string">
            <text:p>http://www.taydaelectronics.com/2-2uf-50v-105c-radial-electrolytic-capacitor-5x11mm.html</text:p>
          </table:table-cell>
          <table:table-cell office:value-type="string" calcext:value-type="string">
            <text:p>https://www.reichelt.com/index.html?ACTION=3;&amp;ARTICLE=42396;SEARCH=RAD%20105%202,2/1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7, C9, C11, C12, C20, C22, C34, C35, C41, C43, C48, C52, C59, C68, C70, C74, C89</text:p>
          </table:table-cell>
          <table:table-cell office:value-type="string" calcext:value-type="string">
            <text:p>10uF-10%-50V</text:p>
          </table:table-cell>
          <table:table-cell office:value-type="string" calcext:value-type="string">
            <text:p>Electrolytic Capacit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67-ECA-1HM100I</text:p>
          </table:table-cell>
          <table:table-cell table:number-columns-repeated="2"/>
          <table:table-cell office:value-type="string" calcext:value-type="string">
            <text:p>A-4554</text:p>
          </table:table-cell>
          <table:table-cell office:value-type="string" calcext:value-type="string">
            <text:p>RAD 10/63</text:p>
          </table:table-cell>
          <table:table-cell table:number-columns-repeated="5"/>
          <table:table-cell office:value-type="string" calcext:value-type="string">
            <text:p>http://www.mouser.com/ProductDetail/Panasonic/ECA-1HM100I/?qs=sGAEpiMZZMtZ1n0r9vR22duWpFmS1aXFvO2coRNS5a4%3d</text:p>
          </table:table-cell>
          <table:table-cell table:number-columns-repeated="2"/>
          <table:table-cell office:value-type="string" calcext:value-type="string">
            <text:p>http://www.taydaelectronics.com/capacitors/electrolytic-capacitors/10uf-50v-105c-radial-electrolytic-capacitor-5x11mm.html</text:p>
          </table:table-cell>
          <table:table-cell office:value-type="string" calcext:value-type="string">
            <text:p>https://www.reichelt.com/Electrolyte-Capacitors-radial/RAD-10-63/3/index.html?&amp;ACTION=3&amp;LA=2&amp;ARTICLE=15099&amp;GROUPID=3143&amp;artnr=RAD+10%2F6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31, C33</text:p>
          </table:table-cell>
          <table:table-cell office:value-type="string" calcext:value-type="string">
            <text:p>22uf-10%-50V</text:p>
          </table:table-cell>
          <table:table-cell office:value-type="string" calcext:value-type="string">
            <text:p>Electrolytic Capaci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67-ECA-1EM220I</text:p>
          </table:table-cell>
          <table:table-cell table:number-columns-repeated="2"/>
          <table:table-cell office:value-type="string" calcext:value-type="string">
            <text:p>A-4530</text:p>
          </table:table-cell>
          <table:table-cell office:value-type="string" calcext:value-type="string">
            <text:p>RAD 22/63</text:p>
          </table:table-cell>
          <table:table-cell table:number-columns-repeated="5"/>
          <table:table-cell office:value-type="string" calcext:value-type="string">
            <text:p>http://www.mouser.fr/ProductDetail/Panasonic/ECA-1EM220I/?qs=%2fha2pyFadugQN%252bRSjbzBlpmoR%252bUYdR%252buJbf3GlFrR%252bvkxL1N5U6CGA%3d%3d</text:p>
          </table:table-cell>
          <table:table-cell table:number-columns-repeated="2"/>
          <table:table-cell office:value-type="string" calcext:value-type="string">
            <text:p>http://www.taydaelectronics.com/capacitors/electrolytic-capacitors/22uf-50v-105c-radial-electrolytic-capacitor-5x11mm.html</text:p>
          </table:table-cell>
          <table:table-cell office:value-type="string" calcext:value-type="string">
            <text:p>https://www.reichelt.com/RAD-22-63/3/index.html?&amp;ACTION=3&amp;LA=446&amp;ARTICLE=15116&amp;artnr=RAD+22%2F63&amp;SEARCH=RAD+22%2F6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8, C10, C19, C21, C23, C24, C36, C90, C91</text:p>
          </table:table-cell>
          <table:table-cell office:value-type="string" calcext:value-type="string">
            <text:p>47uF-50V-10%-LOW ESR</text:p>
          </table:table-cell>
          <table:table-cell office:value-type="string" calcext:value-type="string">
            <text:p>Electrolytic Capaci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7-UTT1E470MDD</text:p>
          </table:table-cell>
          <table:table-cell table:number-columns-repeated="3"/>
          <table:table-cell office:value-type="string" calcext:value-type="string">
            <text:p>RAD FC 47/50</text:p>
          </table:table-cell>
          <table:table-cell table:number-columns-repeated="5"/>
          <table:table-cell office:value-type="string" calcext:value-type="string">
            <text:p>http://www.mouser.com/ProductDetail/Nichicon/UTT1E470MDD/?qs=sGAEpiMZZMtZ1n0r9vR22awqI6nzE%2fsTGpoo%2fLVmWXE%3d</text:p>
          </table:table-cell>
          <table:table-cell table:number-columns-repeated="3"/>
          <table:table-cell office:value-type="string" calcext:value-type="string">
            <text:p>https://www.reichelt.com/de/en/Electrolyte-Capacitors-105-C-1000-5000h/RAD-FC-10-50/3/index.html?ACTION=3;ARTICLE=84600;SEARCH=RAD%20FC%2047/5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60</text:p>
          </table:table-cell>
          <table:table-cell office:value-type="string" calcext:value-type="string">
            <text:p>100uF-10%-25V</text:p>
          </table:table-cell>
          <table:table-cell office:value-type="string" calcext:value-type="string">
            <text:p>Electrolytic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47-UVZ1E101MED1TD</text:p>
          </table:table-cell>
          <table:table-cell table:number-columns-repeated="2"/>
          <table:table-cell office:value-type="string" calcext:value-type="string">
            <text:p>A-4541</text:p>
          </table:table-cell>
          <table:table-cell office:value-type="string" calcext:value-type="string">
            <text:p>RAD 105 100/35</text:p>
          </table:table-cell>
          <table:table-cell table:number-columns-repeated="5"/>
          <table:table-cell office:value-type="string" calcext:value-type="string">
            <text:p>http://www.mouser.fr/ProductDetail/Nichicon/UVZ1E101MED1TD/?qs=sGAEpiMZZMtZ1n0r9vR22Sj%252bosZ9KAFwh%2fV59RfXMy8%3d</text:p>
          </table:table-cell>
          <table:table-cell table:number-columns-repeated="2"/>
          <table:table-cell office:value-type="string" calcext:value-type="string">
            <text:p>http://www.taydaelectronics.com/100uf-25v-105c-radial-electrolytic-capacitor-6x11mm.html</text:p>
          </table:table-cell>
          <table:table-cell office:value-type="string" calcext:value-type="string">
            <text:p>https://www.reichelt.com/RAD-105-100-35/3/index.html?&amp;ACTION=3&amp;LA=446&amp;ARTICLE=42401&amp;artnr=RAD+105+100%2F35&amp;SEARCH=RAD+105+100%2F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50, C53, C57, C69</text:p>
          </table:table-cell>
          <table:table-cell office:value-type="string" calcext:value-type="string">
            <text:p>220uF-10%-6V</text:p>
          </table:table-cell>
          <table:table-cell office:value-type="string" calcext:value-type="string">
            <text:p>Electrolytic Capaci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47-UVR1A221MED1TD</text:p>
          </table:table-cell>
          <table:table-cell table:number-columns-repeated="2"/>
          <table:table-cell office:value-type="string" calcext:value-type="string">
            <text:p>A-4506</text:p>
          </table:table-cell>
          <table:table-cell office:value-type="string" calcext:value-type="string">
            <text:p>RAD 105 220/16</text:p>
          </table:table-cell>
          <table:table-cell table:number-columns-repeated="5"/>
          <table:table-cell office:value-type="string" calcext:value-type="string">
            <text:p>http://www.mouser.fr/ProductDetail/Nichicon/UVR1A221MED1TD/?qs=sGAEpiMZZMtZ1n0r9vR22WEPlYsslMWCaSvnnnmajtI%3d</text:p>
          </table:table-cell>
          <table:table-cell table:number-columns-repeated="2"/>
          <table:table-cell office:value-type="string" calcext:value-type="string">
            <text:p>http://www.taydaelectronics.com/220uf-10v-105c-radial-electrolytic-capacitor-5x11mm.html</text:p>
          </table:table-cell>
          <table:table-cell office:value-type="string" calcext:value-type="string">
            <text:p>https://www.reichelt.com/RAD-105-220-16/3/index.html?&amp;ACTION=3&amp;LA=446&amp;ARTICLE=42403&amp;artnr=RAD+105+220%2F16&amp;SEARCH=RAD+105+220%2F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71</text:p>
          </table:table-cell>
          <table:table-cell office:value-type="string" calcext:value-type="string">
            <text:p>6.8uF-10%-50V <text:s/></text:p>
          </table:table-cell>
          <table:table-cell office:value-type="string" calcext:value-type="string">
            <text:p>Tantalum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581-TAP685K006SCS</text:p>
          </table:table-cell>
          <table:table-cell table:number-columns-repeated="2"/>
          <table:table-cell office:value-type="string" calcext:value-type="string">
            <text:p>A-1611</text:p>
          </table:table-cell>
          <table:table-cell office:value-type="string" calcext:value-type="string">
            <text:p>TANTAL 6,8/16</text:p>
          </table:table-cell>
          <table:table-cell table:number-columns-repeated="5"/>
          <table:table-cell office:value-type="string" calcext:value-type="string">
            <text:p>http://www.mouser.fr/ProductDetail/AVX/TAP685K006SCS/?qs=sGAEpiMZZMtZ1n0r9vR22SKv3nCGDP6cX%252bCtCPoJNcg%3d</text:p>
          </table:table-cell>
          <table:table-cell table:number-columns-repeated="2"/>
          <table:table-cell office:value-type="string" calcext:value-type="string">
            <text:p>http://www.taydaelectronics.com/6-8uf-25v-radial-tantalum-capacitor.html</text:p>
          </table:table-cell>
          <table:table-cell office:value-type="string" calcext:value-type="string">
            <text:p>https://www.reichelt.com/index.html?ACTION=3;&amp;ARTICLE=20357;SEARCH=TANTAL%206,8/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33uF-10%-35V</text:p>
          </table:table-cell>
          <table:table-cell office:value-type="string" calcext:value-type="string">
            <text:p>Tantalum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581-TAP336K016CCS</text:p>
          </table:table-cell>
          <table:table-cell table:number-columns-repeated="2"/>
          <table:table-cell office:value-type="string" calcext:value-type="string">
            <text:p>A-422</text:p>
          </table:table-cell>
          <table:table-cell office:value-type="string" calcext:value-type="string">
            <text:p>TANTAL 33/16</text:p>
          </table:table-cell>
          <table:table-cell table:number-columns-repeated="5"/>
          <table:table-cell office:value-type="string" calcext:value-type="string">
            <text:p>http://www.mouser.com/ProductDetail/AVX/TAP336K016CCS/?qs=%2fha2pyFaduh56Rdu0zsfudG%2f4uqSQXP%2f4RSuWtt56xDx2DRGmq5RTw%3d%3d</text:p>
          </table:table-cell>
          <table:table-cell table:number-columns-repeated="2"/>
          <table:table-cell office:value-type="string" calcext:value-type="string">
            <text:p>http://www.taydaelectronics.com/33uf-16v-radial-tantalum-capacitor.html</text:p>
          </table:table-cell>
          <table:table-cell office:value-type="string" calcext:value-type="string">
            <text:p>https://www.reichelt.com/TANTAL-33-16/3/index.html?&amp;ACTION=3&amp;LA=446&amp;ARTICLE=20348&amp;artnr=TANTAL+33%2F16&amp;SEARCH=TANTAL+33%2F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Q95, Q96</text:p>
          </table:table-cell>
          <table:table-cell office:value-type="string" calcext:value-type="string">
            <text:p>BF245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ydaElectronics</text:p>
          </table:table-cell>
          <table:table-cell table:number-columns-repeated="3"/>
          <table:table-cell office:value-type="string" calcext:value-type="string">
            <text:p>A-907</text:p>
          </table:table-cell>
          <table:table-cell office:value-type="string" calcext:value-type="string">
            <text:p>BF 245B</text:p>
          </table:table-cell>
          <table:table-cell table:number-columns-repeated="8"/>
          <table:table-cell office:value-type="string" calcext:value-type="string">
            <text:p>http://www.taydaelectronics.com/bf245-bf245b-jfet-n-channel-transistor.html</text:p>
          </table:table-cell>
          <table:table-cell office:value-type="string" calcext:value-type="string">
            <text:p>https://www.reichelt.com/BF-245B/3/index.html?&amp;ACTION=3&amp;LA=446&amp;ARTICLE=5445&amp;artnr=BF+245B&amp;SEARCH=BF+245B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Q72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Tran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512-2N3906BU</text:p>
          </table:table-cell>
          <table:table-cell/>
          <table:table-cell office:value-type="float" office:value="7390375" calcext:value-type="float">
            <text:p>7390375</text:p>
          </table:table-cell>
          <table:table-cell office:value-type="string" calcext:value-type="string">
            <text:p>A-117</text:p>
          </table:table-cell>
          <table:table-cell office:value-type="string" calcext:value-type="string">
            <text:p>2N 3906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2N3906-p</text:p>
          </table:table-cell>
          <table:table-cell/>
          <table:table-cell office:value-type="string" calcext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 calcext:value-type="string">
            <text:p>http://www.rs-particuliers.com/WebCatalog/Transistor_universel_PNP_40V_0_2A_TO92_3-7390375.aspx</text:p>
          </table:table-cell>
          <table:table-cell office:value-type="string" calcext:value-type="string">
            <text:p>http://www.taydaelectronics.com/2n3906-general-propose-pnp-transistor.html</text:p>
          </table:table-cell>
          <table:table-cell office:value-type="string" calcext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 calcext:value-type="string">
            <text:p>http://smallbear-electronics.mybigcommerce.com/transistor-2n3906/</text:p>
          </table:table-cell>
          <table:table-cell/>
          <table:table-cell office:value-type="string" calcext:value-type="string">
            <text:p>http://www.mammothelectronics.com/2N3906-p/100-1019.ht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2, Q4, Q15, Q17, Q28, Q30, Q41, Q44, Q50, Q53, Q57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Transist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512-2N3906BU</text:p>
          </table:table-cell>
          <table:table-cell/>
          <table:table-cell office:value-type="float" office:value="7390375" calcext:value-type="float">
            <text:p>7390375</text:p>
          </table:table-cell>
          <table:table-cell office:value-type="string" calcext:value-type="string">
            <text:p>A-117</text:p>
          </table:table-cell>
          <table:table-cell office:value-type="string" calcext:value-type="string">
            <text:p>2N 3906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2N3906-p</text:p>
          </table:table-cell>
          <table:table-cell/>
          <table:table-cell office:value-type="string" calcext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 calcext:value-type="string">
            <text:p>http://www.rs-particuliers.com/WebCatalog/Transistor_universel_PNP_40V_0_2A_TO92_3-7390375.aspx</text:p>
          </table:table-cell>
          <table:table-cell office:value-type="string" calcext:value-type="string">
            <text:p>http://www.taydaelectronics.com/2n3906-general-propose-pnp-transistor.html</text:p>
          </table:table-cell>
          <table:table-cell office:value-type="string" calcext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 calcext:value-type="string">
            <text:p>http://smallbear-electronics.mybigcommerce.com/transistor-2n3906/</text:p>
          </table:table-cell>
          <table:table-cell/>
          <table:table-cell office:value-type="string" calcext:value-type="string">
            <text:p>http://www.mammothelectronics.com/2N3906-p/100-1019.ht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27, Q97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512-2N3904TAR</text:p>
          </table:table-cell>
          <table:table-cell office:value-type="float" office:value="1700648" calcext:value-type="float">
            <text:p>1700648</text:p>
          </table:table-cell>
          <table:table-cell/>
          <table:table-cell office:value-type="string" calcext:value-type="string">
            <text:p>A-111</text:p>
          </table:table-cell>
          <table:table-cell office:value-type="string" calcext:value-type="string">
            <text:p>2N 3904</text:p>
          </table:table-cell>
          <table:table-cell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2N3904-p</text:p>
          </table:table-cell>
          <table:table-cell/>
          <table:table-cell office:value-type="string" calcext:value-type="string">
            <text:p>http://www.mouser.com/ProductDetail/Fairchild-Semiconductor/2N3904TAR/?qs=%2fha2pyFaduh4EnJyiQaKO8k9k9wTxfstUng38uFmGFes%252bShaspW33g%3d%3d</text:p>
          </table:table-cell>
          <table:table-cell office:value-type="string" calcext:value-type="string">
            <text:p>http://fr.farnell.com/fairchild-semiconductor/2n3904bu/transistor-npn-40v-200ma-to-92/dp/1700648</text:p>
          </table:table-cell>
          <table:table-cell/>
          <table:table-cell office:value-type="string" calcext:value-type="string">
            <text:p>http://www.taydaelectronics.com/2n3904-npn-general-propose-transistor.html</text:p>
          </table:table-cell>
          <table:table-cell office:value-type="string" calcext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 calcext:value-type="string">
            <text:p>http://smallbear-electronics.mybigcommerce.com/transistor-2n3904/</text:p>
          </table:table-cell>
          <table:table-cell/>
          <table:table-cell office:value-type="string" calcext:value-type="string">
            <text:p>http://www.mammothelectronics.com/2N3904-p/100-1017.ht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85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ran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512-2N3904TAR</text:p>
          </table:table-cell>
          <table:table-cell office:value-type="float" office:value="1700648" calcext:value-type="float">
            <text:p>1700648</text:p>
          </table:table-cell>
          <table:table-cell/>
          <table:table-cell office:value-type="string" calcext:value-type="string">
            <text:p>A-111</text:p>
          </table:table-cell>
          <table:table-cell office:value-type="string" calcext:value-type="string">
            <text:p>2N 3904</text:p>
          </table:table-cell>
          <table:table-cell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2N3904-p</text:p>
          </table:table-cell>
          <table:table-cell/>
          <table:table-cell office:value-type="string" calcext:value-type="string">
            <text:p>http://www.mouser.com/ProductDetail/Fairchild-Semiconductor/2N3904TAR/?qs=%2fha2pyFaduh4EnJyiQaKO8k9k9wTxfstUng38uFmGFes%252bShaspW33g%3d%3d</text:p>
          </table:table-cell>
          <table:table-cell office:value-type="string" calcext:value-type="string">
            <text:p>http://fr.farnell.com/fairchild-semiconductor/2n3904bu/transistor-npn-40v-200ma-to-92/dp/1700648</text:p>
          </table:table-cell>
          <table:table-cell/>
          <table:table-cell office:value-type="string" calcext:value-type="string">
            <text:p>http://www.taydaelectronics.com/2n3904-npn-general-propose-transistor.html</text:p>
          </table:table-cell>
          <table:table-cell office:value-type="string" calcext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 calcext:value-type="string">
            <text:p>http://smallbear-electronics.mybigcommerce.com/transistor-2n3904/</text:p>
          </table:table-cell>
          <table:table-cell/>
          <table:table-cell office:value-type="string" calcext:value-type="string">
            <text:p>http://www.mammothelectronics.com/2N3904-p/100-1017.ht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14, Q98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512-2N3904TAR</text:p>
          </table:table-cell>
          <table:table-cell office:value-type="float" office:value="1700648" calcext:value-type="float">
            <text:p>1700648</text:p>
          </table:table-cell>
          <table:table-cell/>
          <table:table-cell office:value-type="string" calcext:value-type="string">
            <text:p>A-111</text:p>
          </table:table-cell>
          <table:table-cell office:value-type="string" calcext:value-type="string">
            <text:p>2N 3904</text:p>
          </table:table-cell>
          <table:table-cell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2N3904-p</text:p>
          </table:table-cell>
          <table:table-cell/>
          <table:table-cell office:value-type="string" calcext:value-type="string">
            <text:p>http://www.mouser.com/ProductDetail/Fairchild-Semiconductor/2N3904TAR/?qs=%2fha2pyFaduh4EnJyiQaKO8k9k9wTxfstUng38uFmGFes%252bShaspW33g%3d%3d</text:p>
          </table:table-cell>
          <table:table-cell office:value-type="string" calcext:value-type="string">
            <text:p>http://fr.farnell.com/fairchild-semiconductor/2n3904bu/transistor-npn-40v-200ma-to-92/dp/1700648</text:p>
          </table:table-cell>
          <table:table-cell/>
          <table:table-cell office:value-type="string" calcext:value-type="string">
            <text:p>http://www.taydaelectronics.com/2n3904-npn-general-propose-transistor.html</text:p>
          </table:table-cell>
          <table:table-cell office:value-type="string" calcext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 calcext:value-type="string">
            <text:p>http://smallbear-electronics.mybigcommerce.com/transistor-2n3904/</text:p>
          </table:table-cell>
          <table:table-cell/>
          <table:table-cell office:value-type="string" calcext:value-type="string">
            <text:p>http://www.mammothelectronics.com/2N3904-p/100-1017.ht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92, Q93</text:p>
          </table:table-cell>
          <table:table-cell office:value-type="string" calcext:value-type="string">
            <text:p>2N3392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10-2N3392</text:p>
          </table:table-cell>
          <table:table-cell table:number-columns-repeated="2"/>
          <table:table-cell office:value-type="string" calcext:value-type="string">
            <text:p>A-430</text:p>
          </table:table-cell>
          <table:table-cell table:number-columns-repeated="4"/>
          <table:table-cell office:value-type="string" calcext:value-type="string">
            <text:p>2N3392-p</text:p>
          </table:table-cell>
          <table:table-cell/>
          <table:table-cell office:value-type="string" calcext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 calcext:value-type="string">
            <text:p>http://www.taydaelectronics.com/2n3392-npn-general-purpose-amplifier.html</text:p>
          </table:table-cell>
          <table:table-cell table:number-columns-repeated="4"/>
          <table:table-cell office:value-type="string" calcext:value-type="string">
            <text:p>http://www.mammothelectronics.com/2N3392-p/100-1037.ht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99, Q100</text:p>
          </table:table-cell>
          <table:table-cell office:value-type="string" calcext:value-type="string">
            <text:p>2N3392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10-2N3392</text:p>
          </table:table-cell>
          <table:table-cell table:number-columns-repeated="2"/>
          <table:table-cell office:value-type="string" calcext:value-type="string">
            <text:p>A-430</text:p>
          </table:table-cell>
          <table:table-cell table:number-columns-repeated="4"/>
          <table:table-cell office:value-type="string" calcext:value-type="string">
            <text:p>2N3392-p</text:p>
          </table:table-cell>
          <table:table-cell/>
          <table:table-cell office:value-type="string" calcext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 calcext:value-type="string">
            <text:p>http://www.taydaelectronics.com/2n3392-npn-general-purpose-amplifier.html</text:p>
          </table:table-cell>
          <table:table-cell table:number-columns-repeated="4"/>
          <table:table-cell office:value-type="string" calcext:value-type="string">
            <text:p>http://www.mammothelectronics.com/2N3392-p/100-1037.ht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1, Q5, Q10, Q11, Q12, Q13, Q18, Q23, Q24, Q25, Q26, Q31, Q36, Q37, Q38, Q39, Q40, Q42, Q43, Q45, Q46, Q47, Q48, Q49, Q51, Q52, Q54, Q55, Q56, Q86, Q87, Q88, Q89, Q90</text:p>
          </table:table-cell>
          <table:table-cell office:value-type="string" calcext:value-type="string">
            <text:p>2N3392</text:p>
          </table:table-cell>
          <table:table-cell office:value-type="string" calcext:value-type="string">
            <text:p>Transisto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10-2N3392</text:p>
          </table:table-cell>
          <table:table-cell table:number-columns-repeated="2"/>
          <table:table-cell office:value-type="string" calcext:value-type="string">
            <text:p>A-430</text:p>
          </table:table-cell>
          <table:table-cell table:number-columns-repeated="4"/>
          <table:table-cell office:value-type="string" calcext:value-type="string">
            <text:p>2N3392-p</text:p>
          </table:table-cell>
          <table:table-cell/>
          <table:table-cell office:value-type="string" calcext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 calcext:value-type="string">
            <text:p>http://www.taydaelectronics.com/2n3392-npn-general-purpose-amplifier.html</text:p>
          </table:table-cell>
          <table:table-cell table:number-columns-repeated="4"/>
          <table:table-cell office:value-type="string" calcext:value-type="string">
            <text:p>http://www.mammothelectronics.com/2N3392-p/100-1037.ht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3, Q7, Q9, Q16, Q20, Q22, Q29, Q33, Q35, Q58, Q61, Q62, Q67, Q91, Q94</text:p>
          </table:table-cell>
          <table:table-cell office:value-type="string" calcext:value-type="string">
            <text:p>2N4058</text:p>
          </table:table-cell>
          <table:table-cell office:value-type="string" calcext:value-type="string">
            <text:p>Transist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0-2N4058</text:p>
          </table:table-cell>
          <table:table-cell table:number-columns-repeated="9"/>
          <table:table-cell office:value-type="string" calcext:value-type="string">
            <text:p>http://www.mouser.com/ProductDetail/Central-Semiconductor/2N4058/?qs=%2fha2pyFadujjJ74gVSa5WmE7JS3Au91a%252baq011zm%2fYcwdvcrnzos3A%3d%3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6, Q19, Q32</text:p>
          </table:table-cell>
          <table:table-cell office:value-type="string" calcext:value-type="string">
            <text:p>2N4402</text:p>
          </table:table-cell>
          <table:table-cell office:value-type="string" calcext:value-type="string">
            <text:p>Tran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mmoth</text:p>
          </table:table-cell>
          <table:table-cell table:number-columns-repeated="6"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2N4402-p</text:p>
          </table:table-cell>
          <table:table-cell table:number-columns-repeated="7"/>
          <table:table-cell office:value-type="string" calcext:value-type="string">
            <text:p>http://smallbear-electronics.mybigcommerce.com/transistor-2n4402/</text:p>
          </table:table-cell>
          <table:table-cell/>
          <table:table-cell office:value-type="string" calcext:value-type="string">
            <text:p>http://www.mammothelectronics.com/2N4402-p/100-1005.ht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77, Q78</text:p>
          </table:table-cell>
          <table:table-cell office:value-type="string" calcext:value-type="string">
            <text:p>MPS8097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0-MPS8097</text:p>
          </table:table-cell>
          <table:table-cell table:number-columns-repeated="9"/>
          <table:table-cell office:value-type="string" calcext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83, Q84</text:p>
          </table:table-cell>
          <table:table-cell office:value-type="string" calcext:value-type="string">
            <text:p>MPS8097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0-MPS8097</text:p>
          </table:table-cell>
          <table:table-cell table:number-columns-repeated="9"/>
          <table:table-cell office:value-type="string" calcext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59, Q60</text:p>
          </table:table-cell>
          <table:table-cell office:value-type="string" calcext:value-type="string">
            <text:p>MPS8097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0-MPS8097</text:p>
          </table:table-cell>
          <table:table-cell table:number-columns-repeated="9"/>
          <table:table-cell office:value-type="string" calcext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63, Q64</text:p>
          </table:table-cell>
          <table:table-cell office:value-type="string" calcext:value-type="string">
            <text:p>MPS8097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0-MPS8097</text:p>
          </table:table-cell>
          <table:table-cell table:number-columns-repeated="9"/>
          <table:table-cell office:value-type="string" calcext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65, Q66</text:p>
          </table:table-cell>
          <table:table-cell office:value-type="string" calcext:value-type="string">
            <text:p>MPS8097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0-MPS8097</text:p>
          </table:table-cell>
          <table:table-cell table:number-columns-repeated="9"/>
          <table:table-cell office:value-type="string" calcext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81, Q82</text:p>
          </table:table-cell>
          <table:table-cell office:value-type="string" calcext:value-type="string">
            <text:p>MPS8097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0-MPS8097</text:p>
          </table:table-cell>
          <table:table-cell table:number-columns-repeated="9"/>
          <table:table-cell office:value-type="string" calcext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75, Q76</text:p>
          </table:table-cell>
          <table:table-cell office:value-type="string" calcext:value-type="string">
            <text:p>MPS8097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0-MPS8097</text:p>
          </table:table-cell>
          <table:table-cell table:number-columns-repeated="9"/>
          <table:table-cell office:value-type="string" calcext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70, Q71</text:p>
          </table:table-cell>
          <table:table-cell office:value-type="string" calcext:value-type="string">
            <text:p>MPS8097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0-MPS8097</text:p>
          </table:table-cell>
          <table:table-cell table:number-columns-repeated="9"/>
          <table:table-cell office:value-type="string" calcext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79, Q80</text:p>
          </table:table-cell>
          <table:table-cell office:value-type="string" calcext:value-type="string">
            <text:p>MPS8097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0-MPS8097</text:p>
          </table:table-cell>
          <table:table-cell table:number-columns-repeated="9"/>
          <table:table-cell office:value-type="string" calcext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73, Q74</text:p>
          </table:table-cell>
          <table:table-cell office:value-type="string" calcext:value-type="string">
            <text:p>MPS8097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0-MPS8097</text:p>
          </table:table-cell>
          <table:table-cell table:number-columns-repeated="9"/>
          <table:table-cell office:value-type="string" calcext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68, Q69</text:p>
          </table:table-cell>
          <table:table-cell office:value-type="string" calcext:value-type="string">
            <text:p>MPS8097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0-MPS8097</text:p>
          </table:table-cell>
          <table:table-cell table:number-columns-repeated="9"/>
          <table:table-cell office:value-type="string" calcext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8, Q21, Q34</text:p>
          </table:table-cell>
          <table:table-cell office:value-type="string" calcext:value-type="string">
            <text:p>LS3954</text:p>
          </table:table-cell>
          <table:table-cell office:value-type="string" calcext:value-type="string">
            <text:p>Transistor Matched Pa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cross</text:p>
          </table:table-cell>
          <table:table-cell table:number-columns-repeated="9"/>
          <table:table-cell office:value-type="string" calcext:value-type="string">
            <text:p>2N3954A</text:p>
          </table:table-cell>
          <table:table-cell table:number-columns-repeated="9"/>
          <table:table-cell office:value-type="string" calcext:value-type="string">
            <text:p>https://www.micross.com/ecommerce/shop-default.asp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1uF-10%-63V <text:s/></text:p>
          </table:table-cell>
          <table:table-cell office:value-type="string" calcext:value-type="string">
            <text:p>Polyester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505-MKS2C041001FKC00</text:p>
          </table:table-cell>
          <table:table-cell table:number-columns-repeated="2"/>
          <table:table-cell office:value-type="string" calcext:value-type="string">
            <text:p>A-320</text:p>
          </table:table-cell>
          <table:table-cell office:value-type="string" calcext:value-type="string">
            <text:p>MKS-2 1,0µ</text:p>
          </table:table-cell>
          <table:table-cell table:number-columns-repeated="5"/>
          <table:table-cell office:value-type="string" calcext:value-type="string">
            <text:p>http://www.mouser.fr/ProductDetail/WIMA/MKS2C041001F00KC00/?qs=sGAEpiMZZMv1cc3ydrPrF7l45uRd9dVhbSaaAxPAWXo%3d</text:p>
          </table:table-cell>
          <table:table-cell table:number-columns-repeated="2"/>
          <table:table-cell office:value-type="string" calcext:value-type="string">
            <text:p>http://www.taydaelectronics.com/capacitors/polyester-film-box-type-capacitors/1uf-100v-5-polyester-film-box-type-capacitor.html</text:p>
          </table:table-cell>
          <table:table-cell office:value-type="string" calcext:value-type="string">
            <text:p>https://www.reichelt.com/Components/MKS-2-1-0-/3/index.html?&amp;ACTION=3&amp;LA=2&amp;ARTICLE=12330&amp;GROUPID=3153&amp;artnr=MKS-2+1%2C0%C2%B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88</text:p>
          </table:table-cell>
          <table:table-cell office:value-type="string" calcext:value-type="string">
            <text:p>4.7uF-10%-63V <text:s/></text:p>
          </table:table-cell>
          <table:table-cell office:value-type="string" calcext:value-type="string">
            <text:p>Polyester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05-MKS2-4.7/50/10</text:p>
          </table:table-cell>
          <table:table-cell table:number-columns-repeated="3"/>
          <table:table-cell office:value-type="string" calcext:value-type="string">
            <text:p>MKS-2 4,7µ</text:p>
          </table:table-cell>
          <table:table-cell table:number-columns-repeated="5"/>
          <table:table-cell office:value-type="string" calcext:value-type="string">
            <text:p>http://www.mouser.com/ProductDetail/WIMA/MKS2B044701K00KSSD/?qs=sGAEpiMZZMv1cc3ydrPrFwgzP98AO9idptDHQu2V3Xw%3d</text:p>
          </table:table-cell>
          <table:table-cell table:number-columns-repeated="3"/>
          <table:table-cell office:value-type="string" calcext:value-type="string">
            <text:p>https://www.reichelt.com/index.html?ACTION=3;&amp;ARTICLE=12342;SEARCH=MKS-2%204,7%C2%B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7, R2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imm Re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diospare</text:p>
          </table:table-cell>
          <table:table-cell table:number-columns-repeated="2"/>
          <table:table-cell office:value-type="float" office:value="7859733" calcext:value-type="float">
            <text:p>7859733</text:p>
          </table:table-cell>
          <table:table-cell table:number-columns-repeated="9"/>
          <table:table-cell office:value-type="string" calcext:value-type="string">
            <text:p>http://www.rs-particuliers.com/WebCatalog/trimmer_cermet_Bourns_25O_%C2%B110_0_5W_25_tours___Traversant_serie_3296W_Ajustement_par_le_dessus-7859733.asp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66, R133, R197, R263, R3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imm Resis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52-3296W-1-101LF</text:p>
          </table:table-cell>
          <table:table-cell office:value-type="float" office:value="9353160" calcext:value-type="float">
            <text:p>9353160</text:p>
          </table:table-cell>
          <table:table-cell office:value-type="float" office:value="7692154" calcext:value-type="float">
            <text:p>7692154</text:p>
          </table:table-cell>
          <table:table-cell office:value-type="string" calcext:value-type="string">
            <text:p>A-584</text:p>
          </table:table-cell>
          <table:table-cell table:number-columns-repeated="6"/>
          <table:table-cell office:value-type="string" calcext:value-type="string">
            <text:p>http://www.mouser.com/ProductDetail/Bourns/3296W-1-101LF/?qs=sGAEpiMZZMvygUB3GLcD7n4W%2fLGLppVQEdi8TtOM2aU%3d</text:p>
          </table:table-cell>
          <table:table-cell office:value-type="string" calcext:value-type="string">
            <text:p>http://fr.farnell.com/bourns/3296w-1-101lf/trimmer-25-tours-100r/dp/9353160?ost=9353160&amp;categoryId=&amp;categoryName=</text:p>
          </table:table-cell>
          <table:table-cell office:value-type="string" calcext:value-type="string">
            <text:p>http://www.rs-particuliers.com/WebCatalog/Resistance_de_trimmer_Murata_100O_%C2%B110_0_5W_25_tours___Traversant_serie_PV36W_Ajustement_par_le_dessus-7692154.aspx</text:p>
          </table:table-cell>
          <table:table-cell office:value-type="string" calcext:value-type="string">
            <text:p>http://www.taydaelectronics.com/100-ohm-trimmer-cermet-potentiometer-25-turns-3296w.html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39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rimm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52-3296W-1-501LF</text:p>
          </table:table-cell>
          <table:table-cell office:value-type="float" office:value="9353283" calcext:value-type="float">
            <text:p>9353283</text:p>
          </table:table-cell>
          <table:table-cell office:value-type="float" office:value="7692182" calcext:value-type="float">
            <text:p>7692182</text:p>
          </table:table-cell>
          <table:table-cell office:value-type="string" calcext:value-type="string">
            <text:p>A-596</text:p>
          </table:table-cell>
          <table:table-cell table:number-columns-repeated="6"/>
          <table:table-cell office:value-type="string" calcext:value-type="string">
            <text:p>http://www.mouser.fr/ProductDetail/Bourns/3296W-1-501LF/?qs=sGAEpiMZZMvygUB3GLcD7gTIXvDhNlCgDDO6oYBICsA%3d</text:p>
          </table:table-cell>
          <table:table-cell office:value-type="string" calcext:value-type="string">
            <text:p>http://fr.farnell.com/bourns/3296w-1-501lf/trimmer-25-tours-500r/dp/9353283</text:p>
          </table:table-cell>
          <table:table-cell office:value-type="string" calcext:value-type="string">
            <text:p>http://www.rs-particuliers.com/WebCatalog/Resistance_de_trimmer_Murata_500O_%C2%B110_0_5W_25_tours___Traversant_serie_PV36W_Ajustement_par_le_dessus-7692182.aspx</text:p>
          </table:table-cell>
          <table:table-cell office:value-type="string" calcext:value-type="string">
            <text:p>http://www.taydaelectronics.com/500-ohm-trimmer-potentiometer-cermet-25-turns-3296w.html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54, R64, R114, R119, R131, R201, R373, R374, R375, R376, R377, R387, R38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Trimm Resist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52-3296W-1-102LF</text:p>
          </table:table-cell>
          <table:table-cell office:value-type="float" office:value="9353178" calcext:value-type="float">
            <text:p>9353178</text:p>
          </table:table-cell>
          <table:table-cell office:value-type="float" office:value="7692158" calcext:value-type="float">
            <text:p>7692158</text:p>
          </table:table-cell>
          <table:table-cell office:value-type="string" calcext:value-type="string">
            <text:p>A-585</text:p>
          </table:table-cell>
          <table:table-cell office:value-type="string" calcext:value-type="string">
            <text:p>64W-1,0K</text:p>
          </table:table-cell>
          <table:table-cell table:number-columns-repeated="5"/>
          <table:table-cell office:value-type="string" calcext:value-type="string">
            <text:p>http://www.mouser.fr/ProductDetail/Bourns/3296W-1-102LF/?qs=sGAEpiMZZMvygUB3GLcD7sSg8po3Zpo3LIzcbYgTi3o%3d</text:p>
          </table:table-cell>
          <table:table-cell office:value-type="string" calcext:value-type="string">
            <text:p>http://fr.farnell.com/bourns/3296w-1-102lf/trimmer-25-tours-1k/dp/9353178?ost=9353178&amp;categoryId=&amp;categoryName=</text:p>
          </table:table-cell>
          <table:table-cell office:value-type="string" calcext:value-type="string">
            <text:p>http://www.rs-particuliers.com/WebCatalog/Resistance_de_trimmer_Murata_1kO_%C2%B110_0_5W_25_tours___Traversant_serie_PV36W_Ajustement_par_le_dessus-7692158.aspx</text:p>
          </table:table-cell>
          <table:table-cell office:value-type="string" calcext:value-type="string">
            <text:p>http://www.taydaelectronics.com/1k-ohm-trimmer-potentiometer-cermet-25-turns-3296w.html</text:p>
          </table:table-cell>
          <table:table-cell office:value-type="string" calcext:value-type="string">
            <text:p>https://www.reichelt.com/64W-1-0K/3/index.html?&amp;ACTION=3&amp;LA=446&amp;ARTICLE=2694&amp;artnr=64W-1%2C0K&amp;SEARCH=64W-1%2C0K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R328</text:p>
          </table:table-cell>
          <table:table-cell office:value-type="string" calcext:value-type="string">
            <text:p>2.5k</text:p>
          </table:table-cell>
          <table:table-cell office:value-type="string" calcext:value-type="string">
            <text:p>Trimm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iospare</text:p>
          </table:table-cell>
          <table:table-cell table:style-name="ce4" office:value-type="string" calcext:value-type="string">
            <text:p>652-3296W-1-252LF</text:p>
          </table:table-cell>
          <table:table-cell/>
          <table:table-cell office:value-type="float" office:value="7859742" calcext:value-type="float">
            <text:p>7859742</text:p>
          </table:table-cell>
          <table:table-cell table:number-columns-repeated="7"/>
          <table:table-cell office:value-type="string" calcext:value-type="string">
            <text:p>https://www.mouser.fr/ProductDetail/Bourns/3296W-1-252LF?qs=VW5eOWd7Luy89Xw%2FKwu%2Fxg%3D%3D</text:p>
          </table:table-cell>
          <table:table-cell/>
          <table:table-cell office:value-type="string" calcext:value-type="string">
            <text:p>http://www.rs-particuliers.com/WebCatalog/trimmer_cermet_Bourns_2_5kO_%C2%B110_0_5W_25_tours___Traversant_serie_3296W_Ajustement_par_le_dessus-7859742.asp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368, R384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Trimm Re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52-3296W-1-502LF</text:p>
          </table:table-cell>
          <table:table-cell office:value-type="float" office:value="9353291" calcext:value-type="float">
            <text:p>9353291</text:p>
          </table:table-cell>
          <table:table-cell office:value-type="float" office:value="7692186" calcext:value-type="float">
            <text:p>7692186</text:p>
          </table:table-cell>
          <table:table-cell office:value-type="string" calcext:value-type="string">
            <text:p>A-597</text:p>
          </table:table-cell>
          <table:table-cell office:value-type="string" calcext:value-type="string">
            <text:p>64W-5,0K</text:p>
          </table:table-cell>
          <table:table-cell table:number-columns-repeated="5"/>
          <table:table-cell office:value-type="string" calcext:value-type="string">
            <text:p>http://www.mouser.com/ProductDetail/Bourns/3296W-1-502LF/?qs=sGAEpiMZZMvygUB3GLcD7gTIXvDhNlCgXkMaf42EwbE%3d</text:p>
          </table:table-cell>
          <table:table-cell office:value-type="string" calcext:value-type="string">
            <text:p>http://fr.farnell.com/bourns/3296w-1-502lf/trimmer-25-tours-5k/dp/9353291?ost=9353291&amp;categoryId=&amp;categoryName=</text:p>
          </table:table-cell>
          <table:table-cell office:value-type="string" calcext:value-type="string">
            <text:p>http://www.rs-particuliers.com/WebCatalog/Resistance_de_trimmer_Murata_5kO_%C2%B110_0_5W_25_tours___Traversant_serie_PV36W_Ajustement_par_le_dessus-7692186.aspx</text:p>
          </table:table-cell>
          <table:table-cell office:value-type="string" calcext:value-type="string">
            <text:p>http://www.taydaelectronics.com/5k-ohm-trimmer-potentiometer-cermet-25-turns-3296w.html</text:p>
          </table:table-cell>
          <table:table-cell office:value-type="string" calcext:value-type="string">
            <text:p>https://www.reichelt.com/64W-5-0K/3/index.html?&amp;ACTION=3&amp;LA=446&amp;ARTICLE=2706&amp;artnr=64W-5%2C0K&amp;SEARCH=64W-5%2C0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39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rimm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652-RJ24FW103</text:p>
          </table:table-cell>
          <table:table-cell office:value-type="float" office:value="9353186" calcext:value-type="float">
            <text:p>9353186</text:p>
          </table:table-cell>
          <table:table-cell office:value-type="float" office:value="7692167" calcext:value-type="float">
            <text:p>7692167</text:p>
          </table:table-cell>
          <table:table-cell office:value-type="string" calcext:value-type="string">
            <text:p>A-586</text:p>
          </table:table-cell>
          <table:table-cell office:value-type="string" calcext:value-type="string">
            <text:p>64W-10K</text:p>
          </table:table-cell>
          <table:table-cell table:number-columns-repeated="5"/>
          <table:table-cell office:value-type="string" calcext:value-type="string">
            <text:p>http://www.mouser.fr/ProductDetail/Bourns/RJ24FW103/?qs=sGAEpiMZZMvygUB3GLcD7hIIzD%2f7FnlZb4JBZnaxJko%3d</text:p>
          </table:table-cell>
          <table:table-cell office:value-type="string" calcext:value-type="string">
            <text:p>http://fr.farnell.com/bourns/3296w-1-103lf/potentiometre-trimmer-10k-25-tours/dp/9353186?ost=9353186&amp;categoryId=&amp;categoryName=</text:p>
          </table:table-cell>
          <table:table-cell office:value-type="string" calcext:value-type="string">
            <text:p>http://www.rs-particuliers.com/WebCatalog/Resistance_de_trimmer_Murata_10kO_%C2%B110_0_5W_25_tours___Traversant_serie_PV36W_Ajustement_par_le_dessus-7692167.aspx</text:p>
          </table:table-cell>
          <table:table-cell office:value-type="string" calcext:value-type="string">
            <text:p>http://www.taydaelectronics.com/10k-ohm-trimmer-potentiometer-cermet-25-turns-3296w.html</text:p>
          </table:table-cell>
          <table:table-cell office:value-type="string" calcext:value-type="string">
            <text:p>https://www.reichelt.com/64W-10K/3/index.html?&amp;ACTION=3&amp;LA=446&amp;ARTICLE=2699&amp;artnr=64W-10K&amp;SEARCH=64W-10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MOLEX - 1x4</text:p>
          </table:table-cell>
          <table:table-cell office:value-type="string" calcext:value-type="string">
            <text:p>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538-22-23-5044</text:p>
          </table:table-cell>
          <table:table-cell table:number-columns-repeated="2"/>
          <table:table-cell office:value-type="string" calcext:value-type="string">
            <text:p>A-806</text:p>
          </table:table-cell>
          <table:table-cell table:number-columns-repeated="3"/>
          <table:table-cell office:value-type="string" calcext:value-type="string">
            <text:p>plaver4</text:p>
          </table:table-cell>
          <table:table-cell table:number-columns-repeated="2"/>
          <table:table-cell office:value-type="string" calcext:value-type="string">
            <text:p>http://www.mouser.com/ProductDetail/Molex/22-23-5044/?qs=sGAEpiMZZMs%252bGHln7q6pmxD%2f5kNJnZVegoz%252b%252bGWAQ8o%3d</text:p>
          </table:table-cell>
          <table:table-cell table:number-columns-repeated="2"/>
          <table:table-cell office:value-type="string" calcext:value-type="string">
            <text:p>http://www.taydaelectronics.com/wafer-connector-2-54mm-4-pins.html</text:p>
          </table:table-cell>
          <table:table-cell table:number-columns-repeated="3"/>
          <table:table-cell office:value-type="string" calcext:value-type="string">
            <text:p>http://www.musikding.de/PCB-connector-4-pin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P11, JP12, JP13</text:p>
          </table:table-cell>
          <table:table-cell office:value-type="string" calcext:value-type="string">
            <text:p>MOLEX - 1x5</text:p>
          </table:table-cell>
          <table:table-cell office:value-type="string" calcext:value-type="string">
            <text:p>Connec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ydaElectronics</text:p>
          </table:table-cell>
          <table:table-cell office:value-type="string" calcext:value-type="string">
            <text:p>538-22-23-5054</text:p>
          </table:table-cell>
          <table:table-cell table:number-columns-repeated="2"/>
          <table:table-cell office:value-type="string" calcext:value-type="string">
            <text:p>A-807</text:p>
          </table:table-cell>
          <table:table-cell table:number-columns-repeated="3"/>
          <table:table-cell office:value-type="string" calcext:value-type="string">
            <text:p>plaver5</text:p>
          </table:table-cell>
          <table:table-cell table:number-columns-repeated="2"/>
          <table:table-cell office:value-type="string" calcext:value-type="string">
            <text:p>http://www.mouser.com/ProductDetail/Molex/22-23-5054/?qs=sGAEpiMZZMs%252bGHln7q6pm0R%252bIqgWC%252bQxSQ3I%252bJ9x0W0%3d</text:p>
          </table:table-cell>
          <table:table-cell table:number-columns-repeated="2"/>
          <table:table-cell office:value-type="string" calcext:value-type="string">
            <text:p>http://www.taydaelectronics.com/wafer-connector-2-54mm-5-pins.html</text:p>
          </table:table-cell>
          <table:table-cell table:number-columns-repeated="3"/>
          <table:table-cell office:value-type="string" calcext:value-type="string">
            <text:p>http://www.musikding.de/PCB-connector-5-pins</text:p>
          </table:table-cell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 style:data-style-name="N2" text:time-value="11:13:26.5329433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2-02T11:14:00.887980610</dc:date>
    <meta:generator>LibreOffice/7.3.3.2$MacOSX_X86_64 LibreOffice_project/d1d0ea68f081ee2800a922cac8f79445e4603348</meta:generator>
    <meta:editing-duration>PT1M12S</meta:editing-duration>
    <meta:editing-cycles>3</meta:editing-cycles>
    <meta:document-statistic meta:table-count="1" meta:cell-count="1692" meta:object-count="0"/>
  </office:meta>
</office:document-meta>
</file>